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8cm" style:rel-column-width="30068*"/>
    </style:style>
    <style:style style:name="Table1.B" style:family="table-column">
      <style:table-column-properties style:column-width="9.2cm" style:rel-column-width="354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3.399cm" style:rel-column-width="13106*"/>
    </style:style>
    <style:style style:name="Table4.B" style:family="table-column">
      <style:table-column-properties style:column-width="3.401cm" style:rel-column-width="13107*"/>
    </style:style>
    <style:style style:name="Table4.E" style:family="table-column">
      <style:table-column-properties style:column-width="3.401cm" style:rel-column-width="13109*"/>
    </style:style>
    <style:style style:name="Table4.A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none" fo:border-top="0.5pt solid #000000" fo:border-bottom="0.5pt solid #000000"/>
    </style:style>
    <style:style style:name="Table4.E2" style:family="table-cell">
      <style:table-cell-properties fo:padding="0.097cm" fo:border-left="0.5pt solid #000000" fo:border-right="0.5pt solid #000000" fo:border-top="none" fo:border-bottom="0.5pt solid #000000"/>
    </style:style>
    <style:style style:name="Table5" style:family="table">
      <style:table-properties style:width="17.898cm" fo:margin-left="0cm" table:align="left"/>
    </style:style>
    <style:style style:name="Table5.A" style:family="table-column">
      <style:table-column-properties style:column-width="1.094cm"/>
    </style:style>
    <style:style style:name="Table5.B" style:family="table-column">
      <style:table-column-properties style:column-width="1.122cm"/>
    </style:style>
    <style:style style:name="Table5.C" style:family="table-column">
      <style:table-column-properties style:column-width="2.185cm"/>
    </style:style>
    <style:style style:name="Table5.E" style:family="table-column">
      <style:table-column-properties style:column-width="1.928cm"/>
    </style:style>
    <style:style style:name="Table5.H" style:family="table-column">
      <style:table-column-properties style:column-width="1.93cm"/>
    </style:style>
    <style:style style:name="Table5.I" style:family="table-column">
      <style:table-column-properties style:column-width="1.799cm"/>
    </style:style>
    <style:style style:name="Table5.A1" style:family="table-cell">
      <style:table-cell-properties fo:padding="0.097cm" fo:border-left="0.5pt solid #000000" fo:border-right="none" fo:border-top="0.5pt solid #000000" fo:border-bottom="0.5pt solid #000000"/>
    </style:style>
    <style:style style:name="Table5.G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I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3.399cm" style:rel-column-width="13102*"/>
    </style:style>
    <style:style style:name="Table6.B" style:family="table-column">
      <style:table-column-properties style:column-width="3.401cm" style:rel-column-width="13109*"/>
    </style:style>
    <style:style style:name="Table6.E" style:family="table-column">
      <style:table-column-properties style:column-width="3.401cm" style:rel-column-width="13113*"/>
    </style:style>
    <style:style style:name="Table6.A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none" fo:border-top="0.5pt solid #000000" fo:border-bottom="0.5pt solid #000000"/>
    </style:style>
    <style:style style:name="Table6.E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2.833cm" style:rel-column-width="10922*"/>
    </style:style>
    <style:style style:name="Table8.B" style:family="table-column">
      <style:table-column-properties style:column-width="2.833cm" style:rel-column-width="10923*"/>
    </style:style>
    <style:style style:name="Table8.F" style:family="table-column">
      <style:table-column-properties style:column-width="2.835cm" style:rel-column-width="10924*"/>
    </style:style>
    <style:style style:name="Table8.A1" style:family="table-cell">
      <style:table-cell-properties fo:padding="0.097cm" fo:border-left="0.5pt solid #000000" fo:border-right="none" fo:border-top="0.5pt solid #000000" fo:border-bottom="0.5pt solid #000000"/>
    </style:style>
    <style:style style:name="Table8.E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F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B" style:family="table-column">
      <style:table-column-properties style:column-width="4.251cm" style:rel-column-width="16384*"/>
    </style:style>
    <style:style style:name="Table9.D" style:family="table-column">
      <style:table-column-properties style:column-width="4.251cm" style:rel-column-width="16385*"/>
    </style:style>
    <style:style style:name="Table9.A1" style:family="table-cell">
      <style:table-cell-properties fo:padding="0.097cm" fo:border-left="0.5pt solid #000000" fo:border-right="none" fo:border-top="0.5pt solid #000000" fo:border-bottom="0.5pt solid #000000"/>
    </style:style>
    <style:style style:name="Table9.C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D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3.399cm" style:rel-column-width="13102*"/>
    </style:style>
    <style:style style:name="Table7.B" style:family="table-column">
      <style:table-column-properties style:column-width="3.401cm" style:rel-column-width="13109*"/>
    </style:style>
    <style:style style:name="Table7.E" style:family="table-column">
      <style:table-column-properties style:column-width="3.401cm" style:rel-column-width="13113*"/>
    </style:style>
    <style:style style:name="Table7.A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none" fo:border-top="0.5pt solid #000000" fo:border-bottom="0.5pt solid #000000"/>
    </style:style>
    <style:style style:name="Table7.E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3.401cm" style:rel-column-width="13107*"/>
    </style:style>
    <style:style style:name="Table13.A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E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3.401cm" style:rel-column-width="13107*"/>
    </style:style>
    <style:style style:name="Table14.A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E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3.401cm" style:rel-column-width="13107*"/>
    </style:style>
    <style:style style:name="Table10.A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E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3.401cm" style:rel-column-width="13107*"/>
    </style:style>
    <style:style style:name="Table11.A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E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3.401cm" style:rel-column-width="13107*"/>
    </style:style>
    <style:style style:name="Table12.A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E2" style:family="table-cell">
      <style:table-cell-properties fo:padding="0.097cm" fo:border-left="0.5pt solid #000000" fo:border-right="0.5pt solid #000000" fo:border-top="none" fo:border-bottom="0.5pt solid #000000"/>
    </style:style>
    <style:style style:name="Table15" style:family="table">
      <style:table-properties style:width="17cm" fo:break-before="auto" fo:break-after="auto"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5.3" style:family="table-row">
      <style:table-row-properties style:min-row-height="0.799cm"/>
    </style:style>
    <style:style style:name="Table16" style:family="table">
      <style:table-properties style:width="17cm" fo:break-before="page" table:align="margins"/>
    </style:style>
    <style:style style:name="Table16.A" style:family="table-column">
      <style:table-column-properties style:column-width="3.999cm" style:rel-column-width="15414*"/>
    </style:style>
    <style:style style:name="Table16.B" style:family="table-column">
      <style:table-column-properties style:column-width="1.667cm" style:rel-column-width="6425*"/>
    </style:style>
    <style:style style:name="Table16.C" style:family="table-column">
      <style:table-column-properties style:column-width="2.835cm" style:rel-column-width="10927*"/>
    </style:style>
    <style:style style:name="Table16.D" style:family="table-column">
      <style:table-column-properties style:column-width="1.801cm" style:rel-column-width="6942*"/>
    </style:style>
    <style:style style:name="Table16.E" style:family="table-column">
      <style:table-column-properties style:column-width="4.586cm" style:rel-column-width="17679*"/>
    </style:style>
    <style:style style:name="Table16.F" style:family="table-column">
      <style:table-column-properties style:column-width="2.113cm" style:rel-column-width="8148*"/>
    </style:style>
    <style:style style:name="Table16.A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F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2.429cm" style:rel-column-width="9362*"/>
    </style:style>
    <style:style style:name="Table17.A1" style:family="table-cell">
      <style:table-cell-properties fo:padding="0.097cm" fo:border-left="0.5pt solid #000000" fo:border-right="none" fo:border-top="0.5pt solid #000000" fo:border-bottom="0.5pt solid #000000"/>
    </style:style>
    <style:style style:name="Table17.G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G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4.251cm" style:rel-column-width="16383*"/>
    </style:style>
    <style:style style:name="Table18.A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D2" style:family="table-cell">
      <style:table-cell-properties fo:padding="0.097cm" fo:border-left="0.5pt solid #000000" fo:border-right="0.5pt solid #000000" fo:border-top="none" fo:border-bottom="0.5pt solid #000000"/>
    </style:style>
    <style:style style:name="Table19" style:family="table">
      <style:table-properties style:width="17cm" table:align="margins"/>
    </style:style>
    <style:style style:name="Table19.A" style:family="table-column">
      <style:table-column-properties style:column-width="4.251cm" style:rel-column-width="16383*"/>
    </style:style>
    <style:style style:name="Table19.A1" style:family="table-cell">
      <style:table-cell-properties fo:padding="0.097cm" fo:border-left="0.5pt solid #000000" fo:border-right="none" fo:border-top="0.5pt solid #000000" fo:border-bottom="0.5pt solid #000000"/>
    </style:style>
    <style:style style:name="Table19.D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D2" style:family="table-cell">
      <style:table-cell-properties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4.249cm" style:rel-column-width="2409*"/>
    </style:style>
    <style:style style:name="Table20.B" style:family="table-column">
      <style:table-column-properties style:column-width="0.055cm" style:rel-column-width="31*"/>
    </style:style>
    <style:style style:name="Table20.C" style:family="table-column">
      <style:table-column-properties style:column-width="4.196cm" style:rel-column-width="2379*"/>
    </style:style>
    <style:style style:name="Table20.D" style:family="table-column">
      <style:table-column-properties style:column-width="0.085cm" style:rel-column-width="48*"/>
    </style:style>
    <style:style style:name="Table20.E" style:family="table-column">
      <style:table-column-properties style:column-width="4.165cm" style:rel-column-width="2361*"/>
    </style:style>
    <style:style style:name="Table20.F" style:family="table-column">
      <style:table-column-properties style:column-width="0.044cm" style:rel-column-width="25*"/>
    </style:style>
    <style:style style:name="Table20.G" style:family="table-column">
      <style:table-column-properties style:column-width="4.207cm" style:rel-column-width="2385*"/>
    </style:style>
    <style:style style:name="Table20.A1" style:family="table-cell">
      <style:table-cell-properties fo:padding="0.097cm" fo:border-left="0.5pt solid #000000" fo:border-right="none" fo:border-top="0.5pt solid #000000" fo:border-bottom="0.5pt solid #000000"/>
    </style:style>
    <style:style style:name="Table20.F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F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a5f2f" officeooo:paragraph-rsid="001a5f2f"/>
    </style:style>
    <style:style style:name="P2" style:family="paragraph" style:parent-style-name="Table_20_Contents">
      <style:text-properties officeooo:rsid="001a5f2f" officeooo:paragraph-rsid="001a5f2f"/>
    </style:style>
    <style:style style:name="P3" style:family="paragraph" style:parent-style-name="Table_20_Contents">
      <style:text-properties officeooo:rsid="001a5f2f" officeooo:paragraph-rsid="001a6681"/>
    </style:style>
    <style:style style:name="P4" style:family="paragraph" style:parent-style-name="Table_20_Contents">
      <style:text-properties officeooo:rsid="001a5f2f" officeooo:paragraph-rsid="001af60a"/>
    </style:style>
    <style:style style:name="P5" style:family="paragraph" style:parent-style-name="Standard">
      <style:text-properties officeooo:paragraph-rsid="001a5f2f"/>
    </style:style>
    <style:style style:name="P6" style:family="paragraph" style:parent-style-name="Standard">
      <style:text-properties fo:color="#2a6099" loext:opacity="100%" style:text-underline-style="solid" style:text-underline-width="auto" style:text-underline-color="font-color" officeooo:rsid="001a5f2f" officeooo:paragraph-rsid="001a5f2f"/>
    </style:style>
    <style:style style:name="P7" style:family="paragraph" style:parent-style-name="Standard">
      <style:text-properties fo:color="#2a6099" loext:opacity="100%" officeooo:rsid="00236dad" officeooo:paragraph-rsid="00236dad"/>
    </style:style>
    <style:style style:name="P8" style:family="paragraph" style:parent-style-name="Standard">
      <style:text-properties style:text-underline-style="solid" style:text-underline-width="auto" style:text-underline-color="font-color" officeooo:rsid="001a6681" officeooo:paragraph-rsid="001a6681"/>
    </style:style>
    <style:style style:name="P9" style:family="paragraph" style:parent-style-name="Standard">
      <style:text-properties style:text-underline-style="solid" style:text-underline-width="auto" style:text-underline-color="font-color" officeooo:rsid="001af60a" officeooo:paragraph-rsid="001af60a"/>
    </style:style>
    <style:style style:name="P10" style:family="paragraph" style:parent-style-name="Standard">
      <style:text-properties style:text-underline-style="solid" style:text-underline-width="auto" style:text-underline-color="font-color" officeooo:rsid="001c1a94" officeooo:paragraph-rsid="001c1a94"/>
    </style:style>
    <style:style style:name="P11" style:family="paragraph" style:parent-style-name="Standard">
      <style:text-properties style:text-underline-style="solid" style:text-underline-width="auto" style:text-underline-color="font-color" officeooo:rsid="001c1a94" officeooo:paragraph-rsid="0021fa6d"/>
    </style:style>
    <style:style style:name="P12" style:family="paragraph" style:parent-style-name="Standard">
      <style:text-properties style:text-underline-style="solid" style:text-underline-width="auto" style:text-underline-color="font-color" officeooo:rsid="001fa9dc" officeooo:paragraph-rsid="001fa9dc"/>
    </style:style>
    <style:style style:name="P13" style:family="paragraph" style:parent-style-name="Standard">
      <style:text-properties style:text-underline-style="solid" style:text-underline-width="auto" style:text-underline-color="font-color" officeooo:rsid="001fa9dc" officeooo:paragraph-rsid="00215bc0"/>
    </style:style>
    <style:style style:name="P14" style:family="paragraph" style:parent-style-name="Standard">
      <style:text-properties style:text-underline-style="solid" style:text-underline-width="auto" style:text-underline-color="font-color" officeooo:rsid="001fa9dc" officeooo:paragraph-rsid="0021fa6d"/>
    </style:style>
    <style:style style:name="P15" style:family="paragraph" style:parent-style-name="Standard">
      <style:text-properties style:text-underline-style="solid" style:text-underline-width="auto" style:text-underline-color="font-color" officeooo:rsid="0021fa6d" officeooo:paragraph-rsid="0021fa6d"/>
    </style:style>
    <style:style style:name="P16" style:family="paragraph" style:parent-style-name="Standard">
      <style:text-properties style:text-underline-style="solid" style:text-underline-width="auto" style:text-underline-color="font-color" officeooo:rsid="0025d0b7" officeooo:paragraph-rsid="0025d0b7"/>
    </style:style>
    <style:style style:name="P17" style:family="paragraph" style:parent-style-name="Standard">
      <style:text-properties style:text-underline-style="solid" style:text-underline-width="auto" style:text-underline-color="font-color" officeooo:rsid="0033cd86" officeooo:paragraph-rsid="0033cd86"/>
    </style:style>
    <style:style style:name="P18" style:family="paragraph" style:parent-style-name="Standard">
      <style:text-properties officeooo:rsid="001af60a" officeooo:paragraph-rsid="001af60a"/>
    </style:style>
    <style:style style:name="P19" style:family="paragraph" style:parent-style-name="Table_20_Contents">
      <style:text-properties officeooo:rsid="001af60a" officeooo:paragraph-rsid="001af60a"/>
    </style:style>
    <style:style style:name="P20" style:family="paragraph" style:parent-style-name="Standard">
      <style:text-properties style:text-underline-style="none" officeooo:rsid="001af60a" officeooo:paragraph-rsid="001af60a"/>
    </style:style>
    <style:style style:name="P21" style:family="paragraph" style:parent-style-name="Standard">
      <style:text-properties style:text-underline-style="none" officeooo:rsid="001c1a94" officeooo:paragraph-rsid="001c1a94"/>
    </style:style>
    <style:style style:name="P22" style:family="paragraph" style:parent-style-name="Standard">
      <style:text-properties style:text-underline-style="none" officeooo:rsid="001c1a94" officeooo:paragraph-rsid="001fa9dc"/>
    </style:style>
    <style:style style:name="P23" style:family="paragraph" style:parent-style-name="Standard">
      <style:text-properties style:text-underline-style="none" officeooo:rsid="001c1a94" officeooo:paragraph-rsid="00215bc0"/>
    </style:style>
    <style:style style:name="P24" style:family="paragraph" style:parent-style-name="Standard">
      <style:text-properties style:text-underline-style="none" officeooo:rsid="001c1a94" officeooo:paragraph-rsid="0021fa6d"/>
    </style:style>
    <style:style style:name="P25" style:family="paragraph" style:parent-style-name="Standard">
      <style:text-properties style:text-underline-style="none" officeooo:rsid="001fa9dc" officeooo:paragraph-rsid="001fa9dc"/>
    </style:style>
    <style:style style:name="P26" style:family="paragraph" style:parent-style-name="Standard">
      <style:text-properties style:text-underline-style="none" officeooo:rsid="0025d0b7" officeooo:paragraph-rsid="0025d0b7"/>
    </style:style>
    <style:style style:name="P27" style:family="paragraph" style:parent-style-name="Standard">
      <style:text-properties style:text-underline-style="none" officeooo:rsid="0027e998" officeooo:paragraph-rsid="0027e998"/>
    </style:style>
    <style:style style:name="P28" style:family="paragraph" style:parent-style-name="Standard">
      <style:text-properties style:text-underline-style="none" officeooo:rsid="0029de97" officeooo:paragraph-rsid="0029de97"/>
    </style:style>
    <style:style style:name="P29" style:family="paragraph" style:parent-style-name="Standard">
      <style:text-properties style:text-underline-style="none" officeooo:rsid="002bc0af" officeooo:paragraph-rsid="002bc0af"/>
    </style:style>
    <style:style style:name="P30" style:family="paragraph" style:parent-style-name="Standard">
      <style:text-properties style:text-underline-style="none" officeooo:rsid="002c6b99" officeooo:paragraph-rsid="002c6b99"/>
    </style:style>
    <style:style style:name="P31" style:family="paragraph" style:parent-style-name="Standard">
      <style:text-properties style:text-underline-style="none" officeooo:rsid="002c7342" officeooo:paragraph-rsid="002c7342"/>
    </style:style>
    <style:style style:name="P32" style:family="paragraph" style:parent-style-name="Standard">
      <style:text-properties style:text-underline-style="none" officeooo:rsid="002e3ad8" officeooo:paragraph-rsid="002e3ad8"/>
    </style:style>
    <style:style style:name="P33" style:family="paragraph" style:parent-style-name="Standard">
      <style:text-properties style:text-underline-style="none" officeooo:rsid="00307758" officeooo:paragraph-rsid="00307758"/>
    </style:style>
    <style:style style:name="P34" style:family="paragraph" style:parent-style-name="Standard">
      <style:text-properties style:text-underline-style="none" officeooo:rsid="00314439" officeooo:paragraph-rsid="00314439"/>
    </style:style>
    <style:style style:name="P35" style:family="paragraph" style:parent-style-name="Standard">
      <style:text-properties style:text-underline-style="none" officeooo:rsid="0032a891" officeooo:paragraph-rsid="0032a891"/>
    </style:style>
    <style:style style:name="P36" style:family="paragraph" style:parent-style-name="Standard">
      <style:text-properties style:text-underline-style="none" officeooo:rsid="0033cd86" officeooo:paragraph-rsid="0033cd86"/>
    </style:style>
    <style:style style:name="P37" style:family="paragraph" style:parent-style-name="Standard" style:master-page-name="">
      <style:paragraph-properties style:page-number="auto" fo:break-before="auto" fo:break-after="auto"/>
      <style:text-properties style:text-underline-style="none" officeooo:rsid="0033cd86" officeooo:paragraph-rsid="0033cd86"/>
    </style:style>
    <style:style style:name="P38" style:family="paragraph" style:parent-style-name="Table_20_Contents">
      <style:text-properties officeooo:paragraph-rsid="001af60a"/>
    </style:style>
    <style:style style:name="P39" style:family="paragraph" style:parent-style-name="Table_20_Contents">
      <style:text-properties fo:color="#c9211e" loext:opacity="100%" officeooo:rsid="001af60a" officeooo:paragraph-rsid="001af60a"/>
    </style:style>
    <style:style style:name="P40" style:family="paragraph" style:parent-style-name="Table_20_Contents">
      <style:text-properties fo:color="#c9211e" loext:opacity="100%" officeooo:rsid="001a5f2f" officeooo:paragraph-rsid="001a6681"/>
    </style:style>
    <style:style style:name="P41" style:family="paragraph" style:parent-style-name="Table_20_Contents">
      <style:text-properties fo:color="#c9211e" loext:opacity="100%" officeooo:rsid="001a5f2f" officeooo:paragraph-rsid="001af60a"/>
    </style:style>
    <style:style style:name="P42" style:family="paragraph" style:parent-style-name="Table_20_Contents">
      <style:text-properties fo:color="#c9211e" loext:opacity="100%" officeooo:rsid="001c1a94" officeooo:paragraph-rsid="001c1a94"/>
    </style:style>
    <style:style style:name="P43" style:family="paragraph" style:parent-style-name="Table_20_Contents">
      <style:text-properties fo:color="#c9211e" loext:opacity="100%" officeooo:rsid="001c1a94" officeooo:paragraph-rsid="001fa9dc"/>
    </style:style>
    <style:style style:name="P44" style:family="paragraph" style:parent-style-name="Table_20_Contents">
      <style:text-properties fo:color="#c9211e" loext:opacity="100%" officeooo:rsid="001c1a94" officeooo:paragraph-rsid="00215bc0"/>
    </style:style>
    <style:style style:name="P45" style:family="paragraph" style:parent-style-name="Table_20_Contents">
      <style:text-properties fo:color="#c9211e" loext:opacity="100%" officeooo:rsid="001c1a94" officeooo:paragraph-rsid="0021fa6d"/>
    </style:style>
    <style:style style:name="P46" style:family="paragraph" style:parent-style-name="Standard">
      <style:text-properties fo:color="#c9211e" loext:opacity="100%" officeooo:rsid="00236dad" officeooo:paragraph-rsid="00236dad"/>
    </style:style>
    <style:style style:name="P47" style:family="paragraph" style:parent-style-name="Table_20_Contents">
      <style:text-properties fo:color="#c9211e" loext:opacity="100%" officeooo:rsid="0027e998" officeooo:paragraph-rsid="0027e998"/>
    </style:style>
    <style:style style:name="P48" style:family="paragraph" style:parent-style-name="Table_20_Contents">
      <style:text-properties fo:color="#000000" loext:opacity="100%" officeooo:rsid="001af60a" officeooo:paragraph-rsid="001af60a"/>
    </style:style>
    <style:style style:name="P49" style:family="paragraph" style:parent-style-name="Standard">
      <style:text-properties officeooo:paragraph-rsid="001c1a94"/>
    </style:style>
    <style:style style:name="P50" style:family="paragraph" style:parent-style-name="Table_20_Contents">
      <style:text-properties officeooo:rsid="001d0000" officeooo:paragraph-rsid="001d0000"/>
    </style:style>
    <style:style style:name="P51" style:family="paragraph" style:parent-style-name="Standard">
      <style:text-properties officeooo:rsid="001d0000" officeooo:paragraph-rsid="001d0000"/>
    </style:style>
    <style:style style:name="P52" style:family="paragraph" style:parent-style-name="Table_20_Contents">
      <style:text-properties officeooo:rsid="001d0000" officeooo:paragraph-rsid="001fa9dc"/>
    </style:style>
    <style:style style:name="P53" style:family="paragraph" style:parent-style-name="Standard">
      <style:text-properties officeooo:rsid="001d0000" officeooo:paragraph-rsid="001fa9dc"/>
    </style:style>
    <style:style style:name="P54" style:family="paragraph" style:parent-style-name="Table_20_Contents">
      <style:text-properties officeooo:rsid="001d0000" officeooo:paragraph-rsid="00215bc0"/>
    </style:style>
    <style:style style:name="P55" style:family="paragraph" style:parent-style-name="Table_20_Contents">
      <style:text-properties officeooo:rsid="001d0000" officeooo:paragraph-rsid="0021fa6d"/>
    </style:style>
    <style:style style:name="P56" style:family="paragraph" style:parent-style-name="Table_20_Contents">
      <style:text-properties officeooo:rsid="001c1a94" officeooo:paragraph-rsid="001c1a94"/>
    </style:style>
    <style:style style:name="P57" style:family="paragraph" style:parent-style-name="Table_20_Contents">
      <style:text-properties officeooo:rsid="001c1a94" officeooo:paragraph-rsid="001fa9dc"/>
    </style:style>
    <style:style style:name="P58" style:family="paragraph" style:parent-style-name="Table_20_Contents">
      <style:text-properties officeooo:rsid="001c1a94" officeooo:paragraph-rsid="00215bc0"/>
    </style:style>
    <style:style style:name="P59" style:family="paragraph" style:parent-style-name="Table_20_Contents">
      <style:text-properties officeooo:rsid="001c1a94" officeooo:paragraph-rsid="0021fa6d"/>
    </style:style>
    <style:style style:name="P60" style:family="paragraph" style:parent-style-name="Table_20_Contents">
      <style:text-properties officeooo:rsid="001fa9dc" officeooo:paragraph-rsid="001fa9dc"/>
    </style:style>
    <style:style style:name="P61" style:family="paragraph" style:parent-style-name="Table_20_Contents">
      <style:text-properties officeooo:rsid="00215bc0" officeooo:paragraph-rsid="00215bc0"/>
    </style:style>
    <style:style style:name="P62" style:family="paragraph" style:parent-style-name="Table_20_Contents">
      <style:text-properties officeooo:rsid="00215bc0" officeooo:paragraph-rsid="0021fa6d"/>
    </style:style>
    <style:style style:name="P63" style:family="paragraph" style:parent-style-name="Standard">
      <style:text-properties officeooo:rsid="0022e77f" officeooo:paragraph-rsid="0022e77f"/>
    </style:style>
    <style:style style:name="P64" style:family="paragraph" style:parent-style-name="Standard">
      <style:text-properties officeooo:rsid="00236dad" officeooo:paragraph-rsid="00236dad"/>
    </style:style>
    <style:style style:name="P65" style:family="paragraph" style:parent-style-name="Standard">
      <style:text-properties officeooo:rsid="002429f5" officeooo:paragraph-rsid="002429f5"/>
    </style:style>
    <style:style style:name="P66" style:family="paragraph" style:parent-style-name="Standard">
      <style:text-properties officeooo:rsid="0025d0b7" officeooo:paragraph-rsid="0025d0b7"/>
    </style:style>
    <style:style style:name="P67" style:family="paragraph" style:parent-style-name="Table_20_Contents">
      <style:text-properties officeooo:rsid="0025d0b7" officeooo:paragraph-rsid="0025d0b7"/>
    </style:style>
    <style:style style:name="P68" style:family="paragraph" style:parent-style-name="Table_20_Contents">
      <style:text-properties officeooo:rsid="0027abfc" officeooo:paragraph-rsid="0027abfc"/>
    </style:style>
    <style:style style:name="P69" style:family="paragraph" style:parent-style-name="Table_20_Contents">
      <style:text-properties officeooo:rsid="0027e998" officeooo:paragraph-rsid="0027e998"/>
    </style:style>
    <style:style style:name="P70" style:family="paragraph" style:parent-style-name="Table_20_Contents">
      <style:text-properties fo:color="#ff0000" loext:opacity="100%" officeooo:rsid="0027e998" officeooo:paragraph-rsid="0027e998"/>
    </style:style>
    <style:style style:name="P71" style:family="paragraph" style:parent-style-name="Standard">
      <style:text-properties style:text-underline-style="none" officeooo:rsid="0033cd86" officeooo:paragraph-rsid="0033cd86"/>
    </style:style>
    <style:style style:name="P72" style:family="paragraph" style:parent-style-name="Standard">
      <style:text-properties style:text-underline-style="none" officeooo:rsid="0034d444" officeooo:paragraph-rsid="0034d444"/>
    </style:style>
    <style:style style:name="P73" style:family="paragraph" style:parent-style-name="Standard">
      <style:text-properties style:text-underline-style="none" officeooo:rsid="0036cd3b" officeooo:paragraph-rsid="0036cd3b"/>
    </style:style>
    <style:style style:name="P74" style:family="paragraph" style:parent-style-name="Table_20_Contents">
      <style:text-properties officeooo:rsid="0034d444" officeooo:paragraph-rsid="0034d444"/>
    </style:style>
    <style:style style:name="P75" style:family="paragraph" style:parent-style-name="Table_20_Contents">
      <style:text-properties officeooo:paragraph-rsid="0034d444"/>
    </style:style>
    <style:style style:name="P76" style:family="paragraph" style:parent-style-name="Table_20_Contents">
      <style:text-properties fo:color="#c9211e" loext:opacity="100%" officeooo:rsid="0034d444" officeooo:paragraph-rsid="0034d444"/>
    </style:style>
    <style:style style:name="P77" style:family="paragraph" style:parent-style-name="Table_20_Contents">
      <style:text-properties officeooo:rsid="00361574" officeooo:paragraph-rsid="00361574"/>
    </style:style>
    <style:style style:name="P78" style:family="paragraph" style:parent-style-name="Table_20_Contents">
      <style:text-properties officeooo:rsid="0036cd3b" officeooo:paragraph-rsid="0036cd3b"/>
    </style:style>
    <style:style style:name="T1" style:family="text">
      <style:text-properties officeooo:rsid="001af60a"/>
    </style:style>
    <style:style style:name="T2" style:family="text">
      <style:text-properties officeooo:rsid="001d0000"/>
    </style:style>
    <style:style style:name="T3" style:family="text">
      <style:text-properties officeooo:rsid="001fa9dc"/>
    </style:style>
    <style:style style:name="T4" style:family="text">
      <style:text-properties officeooo:rsid="00215bc0"/>
    </style:style>
    <style:style style:name="T5" style:family="text">
      <style:text-properties officeooo:rsid="0021fa6d"/>
    </style:style>
    <style:style style:name="T6" style:family="text">
      <style:text-properties fo:color="#c9211e" loext:opacity="100%"/>
    </style:style>
    <style:style style:name="T7" style:family="text">
      <style:text-properties fo:color="#2a6099" loext:opacity="100%"/>
    </style:style>
    <style:style style:name="T8" style:family="text">
      <style:text-properties fo:color="#2a6099" loext:opacity="100%" fo:background-color="#ffffff" loext:char-shading-value="0"/>
    </style:style>
    <style:style style:name="T9" style:family="text">
      <style:text-properties fo:color="#ff0000" loext:opacity="100%"/>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T12" style:family="text">
      <style:text-properties officeooo:rsid="002f90f5"/>
    </style:style>
    <style:style style:name="T13" style:family="text">
      <style:text-properties officeooo:rsid="00307758"/>
    </style:style>
    <style:style style:name="T14" style:family="text">
      <style:text-properties officeooo:rsid="0032a891"/>
    </style:style>
    <style:style style:name="T15" style:family="text">
      <style:text-properties officeooo:rsid="0033cd86"/>
    </style:style>
    <style:style style:name="T16" style:family="text">
      <style:text-properties officeooo:rsid="0034d4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résentation :</text:p>
      <text:p text:style-name="P1"/>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B1" office:value-type="string">
            <text:p text:style-name="Table_20_Contents"/>
          </table:table-cell>
        </table:table-row>
        <table:table-row>
          <table:table-cell table:style-name="Table1.A2" office:value-type="string">
            <text:p text:style-name="P2">Débit </text:p>
            <text:p text:style-name="P2"/>
            <text:p text:style-name="P2"/>
            <text:p text:style-name="P2"/>
            <text:p text:style-name="P2">Y</text:p>
          </table:table-cell>
          <table:table-cell table:style-name="Table1.B2" office:value-type="string">
            <text:p text:style-name="P2">Crédit</text:p>
            <text:p text:style-name="P2"/>
            <text:p text:style-name="P2"/>
            <text:p text:style-name="P2">X</text:p>
            <text:p text:style-name="P2"/>
            <text:p text:style-name="P2"/>
            <text:p text:style-name="P2"/>
            <text:p text:style-name="P2"/>
            <text:p text:style-name="P2"/>
          </table:table-cell>
        </table:table-row>
      </table:table>
      <text:p text:style-name="P1">Solde = x – y</text:p>
      <text:p text:style-name="P1"/>
      <text:p text:style-name="P1">compte = truc qui rentre et truc qui sort</text:p>
      <text:p text:style-name="P1"/>
      <text:p text:style-name="P1">en compta les termes d/c n’ont pas le même sens que dans le langage courant </text:p>
      <text:p text:style-name="P1"/>
      <text:p text:style-name="P1">en compta : 1 débit <text:tab/><text:tab/><text:tab/><text:tab/>pour savoir comment faire les comptables ont mis en <text:tab/> <text:s text:c="7"/>1 credit<text:tab/><text:tab/><text:tab/><text:tab/>place 1 procédé mémo technique</text:p>
      <text:p text:style-name="P1"><text:tab/> <text:s text:c="7"/></text:p>
      <text:p text:style-name="P1"/>
      <text:p text:style-name="P1"><text:tab/><text:tab/><text:tab/><text:tab/><text:tab/> <text:s text:c="4"/>2 raisnonnements </text:p>
      <table:table table:name="Table2" table:style-name="Table2">
        <table:table-column table:style-name="Table2.A"/>
        <table:table-column table:style-name="Table2.B"/>
        <table:table-row>
          <table:table-cell table:style-name="Table2.A1" office:value-type="string">
            <text:p text:style-name="P2">n°2-3-411-5-6</text:p>
          </table:table-cell>
          <table:table-cell table:style-name="Table2.B1" office:value-type="string">
            <text:p text:style-name="P2">n°1-401-7</text:p>
          </table:table-cell>
        </table:table-row>
        <table:table-row>
          <table:table-cell table:style-name="Table2.A2" office:value-type="string">
            <text:p text:style-name="P2">Hausse sortie</text:p>
          </table:table-cell>
          <table:table-cell table:style-name="Table2.B2" office:value-type="string">
            <text:p text:style-name="P2">Hausse rentré </text:p>
          </table:table-cell>
        </table:table-row>
      </table:table>
      <text:p text:style-name="P1"/>
      <text:p text:style-name="P1"/>
      <text:p text:style-name="P1"/>
      <text:p text:style-name="P1">Ex : les associées de la sarl info+ apportent en capital social 10000$. Cette somme sera versé sur le compte bancaire de l’entreprise.</text:p>
      <text:p text:style-name="P1">Passser l’écriture au livre journal</text:p>
      <text:p text:style-name="P1"/>
      <text:p text:style-name="P1"/>
      <table:table table:name="Table3" table:style-name="Table3">
        <table:table-column table:style-name="Table3.A" table:number-columns-repeated="3"/>
        <table:table-column table:style-name="Table3.D"/>
        <table:table-row>
          <table:table-cell table:style-name="Table3.A1" table:number-columns-spanned="2" office:value-type="string">
            <text:p text:style-name="P2">N°101 capital social</text:p>
          </table:table-cell>
          <table:covered-table-cell/>
          <table:table-cell table:style-name="Table3.C1" table:number-columns-spanned="2" office:value-type="string">
            <text:p text:style-name="P2">N°512- banque</text:p>
          </table:table-cell>
          <table:covered-table-cell/>
        </table:table-row>
        <table:table-row>
          <table:table-cell table:style-name="Table3.A2" office:value-type="string">
            <text:p text:style-name="P2">D</text:p>
          </table:table-cell>
          <table:table-cell table:style-name="Table3.A2" office:value-type="string">
            <text:p text:style-name="P2">C</text:p>
            <text:p text:style-name="P2"/>
            <text:p text:style-name="P2">10000</text:p>
          </table:table-cell>
          <table:table-cell table:style-name="Table3.A2" office:value-type="string">
            <text:p text:style-name="P2">D</text:p>
            <text:p text:style-name="P2"/>
            <text:p text:style-name="P2">10000</text:p>
          </table:table-cell>
          <table:table-cell table:style-name="Table3.D2" office:value-type="string">
            <text:p text:style-name="P2">C</text:p>
          </table:table-cell>
        </table:table-row>
      </table:table>
      <text:p text:style-name="P1"/>
      <text:p text:style-name="P1"/>
      <table:table table:name="Table4" table:style-name="Table4">
        <table:table-column table:style-name="Table4.A"/>
        <table:table-column table:style-name="Table4.B"/>
        <table:table-column table:style-name="Table4.A"/>
        <table:table-column table:style-name="Table4.B"/>
        <table:table-column table:style-name="Table4.E"/>
        <table:table-row>
          <table:table-cell table:style-name="Table4.A1" table:number-columns-spanned="5" office:value-type="string">
            <text:p text:style-name="P2">Livre journal</text:p>
          </table:table-cell>
          <table:covered-table-cell/>
          <table:covered-table-cell/>
          <table:covered-table-cell/>
          <table:covered-table-cell/>
        </table:table-row>
        <table:table-row>
          <table:table-cell table:style-name="Table4.A2" office:value-type="string">
            <text:p text:style-name="P2">n°cpt D</text:p>
            <text:p text:style-name="P2"/>
            <text:p text:style-name="P2"/>
            <text:p text:style-name="P2">n°512</text:p>
          </table:table-cell>
          <table:table-cell table:style-name="Table4.A2" office:value-type="string">
            <text:p text:style-name="P2">n°cpt C</text:p>
            <text:p text:style-name="P2"/>
            <text:p text:style-name="P2"/>
            <text:p text:style-name="P2">n°101</text:p>
          </table:table-cell>
          <table:table-cell table:style-name="Table4.C2" office:value-type="string">
            <text:p text:style-name="P2">Date libellé</text:p>
            <text:p text:style-name="P2">25/03 opération de création d’entreprise</text:p>
            <text:p text:style-name="P2">Capital social</text:p>
            <text:p text:style-name="P2">bq.</text:p>
          </table:table-cell>
          <table:table-cell table:style-name="Table4.A2" office:value-type="string">
            <text:p text:style-name="P2">n°cpt D</text:p>
            <text:p text:style-name="P2"/>
            <text:p text:style-name="P2"/>
            <text:p text:style-name="P2">10000</text:p>
          </table:table-cell>
          <table:table-cell table:style-name="Table4.E2" office:value-type="string">
            <text:p text:style-name="P2">n°cpt C</text:p>
            <text:p text:style-name="P2"/>
            <text:p text:style-name="P2"/>
            <text:p text:style-name="P2">10000</text:p>
          </table:table-cell>
        </table:table-row>
      </table:table>
      <text:p text:style-name="P1"/>
      <text:p text:style-name="P1"/>
      <text:p text:style-name="P1"/>
      <text:p text:style-name="P1"><text:soft-page-break/></text:p>
      <text:p text:style-name="P6">Tp n°1:les écritures de base</text:p>
      <text:p text:style-name="P1"/>
      <text:p text:style-name="P1">Pb : passer des écritures d’achat et de vente soumises à TVA (taxe sur la Valeur Ajoutées).</text:p>
      <text:p text:style-name="P1">Cette TVA est un import indirect que vous reverserer toutes les entreprises (NB : les particuliers la paye aussi)</text:p>
      <text:p text:style-name="P1"/>
      <text:p text:style-name="P1">Pour calculer la TVA à verser part une entreprise on doit connaître 2 choses</text:p>
      <text:p text:style-name="P1">-1 le total de la TVA a collecté sur ventes : n°4457</text:p>
      <text:p text:style-name="P1">-2 le total de la TVA deductible sur les achats de MP ou matériels n°4456</text:p>
      <text:p text:style-name="P1"/>
      <text:p text:style-name="P1">TVA à verser (exemple pour mars):<text:tab/> TVA collecté sur ventes de mars</text:p>
      <text:p text:style-name="P1"><text:tab/><text:tab/><text:tab/> <text:tab/><text:tab/> TVA deductible sur achts de mars </text:p>
      <text:p text:style-name="P1"/>
      <text:p text:style-name="P1">l’entreprise la paie au 21/04</text:p>
      <text:p text:style-name="P1"/>
      <text:p text:style-name="P1">HT * 1,20 = TTC</text:p>
      <text:p text:style-name="P1"/>
      <text:p text:style-name="P1">TTC/1,20 = HT</text:p>
      <text:p text:style-name="P1"/>
      <text:p text:style-name="P1"/>
      <text:p text:style-name="P1">ex : montant HT = 100</text:p>
      <text:p text:style-name="P1">TVA de 20 % 20 %*100 = 20</text:p>
      <text:p text:style-name="P1">montant TTC 120</text:p>
      <text:p text:style-name="P1"/>
      <text:p text:style-name="P1">EX1) notre societe info + achète des MP pour 5000$ HT (+TVA20%)</text:p>
      <text:p text:style-name="P1">à notre fournisseur Lebon le 12/01</text:p>
      <text:p text:style-name="P1">Notre société info + paiera par chq bancaire le fournisseur Lebon le 12/01</text:p>
      <text:p text:style-name="P1">Passer cette operation au livre journal</text:p>
      <text:p text:style-name="P1"/>
      <text:p text:style-name="P1"/>
      <text:p text:style-name="P1"/>
      <table:table table:name="Table5" table:style-name="Table5">
        <table:table-column table:style-name="Table5.A"/>
        <table:table-column table:style-name="Table5.B"/>
        <table:table-column table:style-name="Table5.C" table:number-columns-repeated="2"/>
        <table:table-column table:style-name="Table5.E" table:number-columns-repeated="3"/>
        <table:table-column table:style-name="Table5.H"/>
        <table:table-column table:style-name="Table5.I" table:number-columns-repeated="2"/>
        <table:table-row>
          <table:table-cell table:style-name="Table5.A1" table:number-columns-spanned="6" office:value-type="string">
            <text:p text:style-name="P19">achat</text:p>
          </table:table-cell>
          <table:covered-table-cell/>
          <table:covered-table-cell/>
          <table:covered-table-cell/>
          <table:covered-table-cell/>
          <table:covered-table-cell/>
          <table:table-cell table:style-name="Table5.G1" table:number-columns-spanned="4" office:value-type="string">
            <text:p text:style-name="P19">banque</text:p>
          </table:table-cell>
          <table:covered-table-cell/>
          <table:covered-table-cell/>
          <table:covered-table-cell/>
        </table:table-row>
        <table:table-row>
          <table:table-cell table:style-name="Table5.A2" table:number-columns-spanned="2" office:value-type="string">
            <text:p text:style-name="P19">n°601-achat MP <text:s text:c="18"/>HT</text:p>
          </table:table-cell>
          <table:covered-table-cell/>
          <table:table-cell table:style-name="Table5.A2" table:number-columns-spanned="2" office:value-type="string">
            <text:p text:style-name="P19">N°4456 <text:s text:c="8"/>TVA deduc</text:p>
          </table:table-cell>
          <table:covered-table-cell/>
          <table:table-cell table:style-name="Table5.A2" table:number-columns-spanned="2" office:value-type="string">
            <text:p text:style-name="P18">n°401 – fournisseur TTC</text:p>
            <text:p text:style-name="P19"/>
          </table:table-cell>
          <table:covered-table-cell/>
          <table:table-cell table:style-name="Table5.A2" table:number-columns-spanned="2" office:value-type="string">
            <text:p text:style-name="P19">N°401 fournisseur</text:p>
          </table:table-cell>
          <table:covered-table-cell/>
          <table:table-cell table:style-name="Table5.I2" table:number-columns-spanned="2" office:value-type="string">
            <text:p text:style-name="P19">N°512 -bq</text:p>
            <text:p text:style-name="P19"/>
          </table:table-cell>
          <table:covered-table-cell/>
        </table:table-row>
        <table:table-row>
          <table:table-cell table:style-name="Table5.A2" office:value-type="string">
            <text:p text:style-name="P19">5000</text:p>
          </table:table-cell>
          <table:table-cell table:style-name="Table5.A2" office:value-type="string">
            <text:p text:style-name="P2"/>
          </table:table-cell>
          <table:table-cell table:style-name="Table5.A1" office:value-type="string">
            <text:p text:style-name="P19">1000</text:p>
          </table:table-cell>
          <table:table-cell table:style-name="Table5.A1" office:value-type="string">
            <text:p text:style-name="P19"/>
          </table:table-cell>
          <table:table-cell table:style-name="Table5.A1" office:value-type="string">
            <text:p text:style-name="P19">Même code que le n°601</text:p>
            <text:p text:style-name="P19">6000</text:p>
          </table:table-cell>
          <table:table-cell table:style-name="Table5.A1" office:value-type="string">
            <text:p text:style-name="P19"/>
          </table:table-cell>
          <table:table-cell table:style-name="Table5.A1" office:value-type="string">
            <text:p text:style-name="P19">Même code que le n°601</text:p>
            <text:p text:style-name="P19">6000</text:p>
          </table:table-cell>
          <table:table-cell table:style-name="Table5.A1" office:value-type="string">
            <text:p text:style-name="P19"/>
          </table:table-cell>
          <table:table-cell table:style-name="Table5.A1" office:value-type="string">
            <text:p text:style-name="P19"/>
          </table:table-cell>
          <table:table-cell table:style-name="Table5.G1" office:value-type="string">
            <text:p text:style-name="P19">6000</text:p>
          </table:table-cell>
        </table:table-row>
      </table:table>
      <text:p text:style-name="P5"/>
      <text:p text:style-name="P1">Calcul TVA : 5000 * 1,20 = 6000$</text:p>
      <text:p text:style-name="P8"/>
      <text:p text:style-name="P8"/>
      <text:p text:style-name="P8"/>
      <text:p text:style-name="P8"/>
      <text:p text:style-name="P8"/>
      <text:p text:style-name="P8"/>
      <text:p text:style-name="P8"/>
      <text:p text:style-name="P8"/>
      <text:p text:style-name="P8"/>
      <table:table table:name="Table6" table:style-name="Table6">
        <table:table-column table:style-name="Table6.A"/>
        <table:table-column table:style-name="Table6.B"/>
        <table:table-column table:style-name="Table6.A"/>
        <table:table-column table:style-name="Table6.B"/>
        <table:table-column table:style-name="Table6.E"/>
        <text:soft-page-break/>
        <table:table-row>
          <table:table-cell table:style-name="Table6.A1" table:number-columns-spanned="5" office:value-type="string">
            <text:p text:style-name="P3">Livre journal</text:p>
          </table:table-cell>
          <table:covered-table-cell/>
          <table:covered-table-cell/>
          <table:covered-table-cell/>
          <table:covered-table-cell/>
        </table:table-row>
        <table:table-row>
          <table:table-cell table:style-name="Table6.A2" office:value-type="string">
            <text:p text:style-name="P3"/>
            <text:p text:style-name="P3">n°cpt D</text:p>
            <text:p text:style-name="P19">n°601</text:p>
            <text:p text:style-name="P19">n°4456</text:p>
            <text:p text:style-name="P19"/>
            <text:p text:style-name="P19"/>
            <text:p text:style-name="P19">n°401</text:p>
          </table:table-cell>
          <table:table-cell table:style-name="Table6.A2" office:value-type="string">
            <text:p text:style-name="P3"/>
            <text:p text:style-name="P3">n°cpt C</text:p>
            <text:p text:style-name="P3"/>
            <text:p text:style-name="P3"/>
            <text:p text:style-name="P3">n°401 </text:p>
            <text:p text:style-name="P3"/>
            <text:p text:style-name="P3"/>
            <text:p text:style-name="P3"/>
            <text:p text:style-name="P19">n°512</text:p>
          </table:table-cell>
          <table:table-cell table:style-name="Table6.C2" office:value-type="string">
            <text:p text:style-name="P3">Date libellé</text:p>
            <text:p text:style-name="P40">25/03 - <text:span text:style-name="T1">op achat</text:span></text:p>
            <text:p text:style-name="P19">achat MP MT</text:p>
            <text:p text:style-name="P19">TVA deductible</text:p>
            <text:p text:style-name="P19">Fournisseur TTC</text:p>
            <text:p text:style-name="P39">12/01-op banque</text:p>
            <text:p text:style-name="P48">Fournisseur TTC soldé</text:p>
            <text:p text:style-name="P39"/>
            <text:p text:style-name="P39"/>
            <text:p text:style-name="P39"/>
            <text:p text:style-name="P39"/>
            <text:p text:style-name="P39"/>
            <text:p text:style-name="P39"/>
          </table:table-cell>
          <table:table-cell table:style-name="Table6.A2" office:value-type="string">
            <text:p text:style-name="P3"/>
            <text:p text:style-name="P3">n°cpt D</text:p>
            <text:p text:style-name="P19">5000</text:p>
            <text:p text:style-name="P19">1000</text:p>
            <text:p text:style-name="P3"/>
            <text:p text:style-name="P3"/>
            <text:p text:style-name="P19">6000</text:p>
          </table:table-cell>
          <table:table-cell table:style-name="Table6.E2" office:value-type="string">
            <text:p text:style-name="P3"/>
            <text:p text:style-name="P3">n°cpt C</text:p>
            <text:p text:style-name="P3"/>
            <text:p text:style-name="P3"/>
            <text:p text:style-name="P19">6000</text:p>
            <text:p text:style-name="P19"/>
            <text:p text:style-name="P19"/>
            <text:p text:style-name="P19"/>
            <text:p text:style-name="P19">6000</text:p>
          </table:table-cell>
        </table:table-row>
      </table:table>
      <text:p text:style-name="P8"/>
      <text:p text:style-name="P8"/>
      <text:p text:style-name="P9">Ex2 :</text:p>
      <text:p text:style-name="P9"/>
      <text:p text:style-name="P20">vend</text:p>
      <text:p text:style-name="P20"/>
      <table:table table:name="Table8" table:style-name="Table8">
        <table:table-column table:style-name="Table8.A"/>
        <table:table-column table:style-name="Table8.B"/>
        <table:table-column table:style-name="Table8.A" table:number-columns-repeated="3"/>
        <table:table-column table:style-name="Table8.F"/>
        <table:table-row>
          <table:table-cell table:style-name="Table8.A1" table:number-columns-spanned="2" office:value-type="string">
            <text:p text:style-name="P19">Ventes 701</text:p>
          </table:table-cell>
          <table:covered-table-cell/>
          <table:table-cell table:style-name="Table8.A1" table:number-columns-spanned="2" office:value-type="string">
            <text:p text:style-name="P19">n°4457</text:p>
          </table:table-cell>
          <table:covered-table-cell/>
          <table:table-cell table:style-name="Table8.E1" table:number-columns-spanned="2" office:value-type="string">
            <text:p text:style-name="P19">n°411</text:p>
          </table:table-cell>
          <table:covered-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text:s text:c="2"/></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
      <text:p text:style-name="P20"/>
      <text:p text:style-name="P20"/>
      <text:p text:style-name="P20">Banque</text:p>
      <text:p text:style-name="P20"/>
      <table:table table:name="Table9" table:style-name="Table9">
        <table:table-column table:style-name="Table9.A"/>
        <table:table-column table:style-name="Table9.B"/>
        <table:table-column table:style-name="Table9.A"/>
        <table:table-column table:style-name="Table9.D"/>
        <table:table-row>
          <table:table-cell table:style-name="Table9.A1" table:number-columns-spanned="2" office:value-type="string">
            <text:p text:style-name="P19">n°512</text:p>
          </table:table-cell>
          <table:covered-table-cell/>
          <table:table-cell table:style-name="Table9.C1" table:number-columns-spanned="2" office:value-type="string">
            <text:p text:style-name="P19">n°411</text:p>
          </table:table-cell>
          <table:covered-table-cell/>
        </table:table-row>
        <table:table-row>
          <table:table-cell table:style-name="Table9.A2" office:value-type="string">
            <text:p text:style-name="P38"/>
          </table:table-cell>
          <table:table-cell table:style-name="Table9.A2" office:value-type="string">
            <text:p text:style-name="P38"/>
          </table:table-cell>
          <table:table-cell table:style-name="Table9.A2" office:value-type="string">
            <text:p text:style-name="P38"/>
          </table:table-cell>
          <table:table-cell table:style-name="Table9.D2" office:value-type="string">
            <text:p text:style-name="P38"/>
          </table:table-cell>
        </table:table-row>
      </table:table>
      <text:p text:style-name="P9"/>
      <text:p text:style-name="P9"/>
      <text:p text:style-name="P9"/>
      <table:table table:name="Table7" table:style-name="Table7">
        <table:table-column table:style-name="Table7.A"/>
        <table:table-column table:style-name="Table7.B"/>
        <table:table-column table:style-name="Table7.A"/>
        <table:table-column table:style-name="Table7.B"/>
        <table:table-column table:style-name="Table7.E"/>
        <table:table-row>
          <table:table-cell table:style-name="Table7.A1" table:number-columns-spanned="5" office:value-type="string">
            <text:p text:style-name="P4">Livre journal</text:p>
          </table:table-cell>
          <table:covered-table-cell/>
          <table:covered-table-cell/>
          <table:covered-table-cell/>
          <table:covered-table-cell/>
        </table:table-row>
        <table:table-row>
          <table:table-cell table:style-name="Table7.A2" office:value-type="string">
            <text:p text:style-name="P4"/>
            <text:p text:style-name="P4">n°cpt D</text:p>
            <text:p text:style-name="P19">n°601</text:p>
            <text:p text:style-name="P19">n°4456</text:p>
            <text:p text:style-name="P19"/>
            <text:p text:style-name="P19"/>
            <text:p text:style-name="P19">n°401</text:p>
          </table:table-cell>
          <table:table-cell table:style-name="Table7.A2" office:value-type="string">
            <text:p text:style-name="P4"/>
            <text:p text:style-name="P4">n°cpt C</text:p>
            <text:p text:style-name="P4"/>
            <text:p text:style-name="P4"/>
            <text:p text:style-name="P4">n°401 </text:p>
            <text:p text:style-name="P4"/>
            <text:p text:style-name="P4"/>
            <text:p text:style-name="P4"/>
            <text:p text:style-name="P19">n°512</text:p>
          </table:table-cell>
          <table:table-cell table:style-name="Table7.C2" office:value-type="string">
            <text:p text:style-name="P4">Date libellé</text:p>
            <text:p text:style-name="P41">25/03 - <text:span text:style-name="T1">op achat</text:span></text:p>
            <text:p text:style-name="P19">achat MP MT</text:p>
            <text:p text:style-name="P19">TVA deductible</text:p>
            <text:p text:style-name="P19">Fournisseur TTC</text:p>
            <text:p text:style-name="P39">12/01-op banque</text:p>
            <text:p text:style-name="P48">Fournisseur TTC soldé</text:p>
            <text:p text:style-name="P39"/>
            <text:p text:style-name="P39"/>
            <text:p text:style-name="P39"/>
            <text:p text:style-name="P39"/>
            <text:p text:style-name="P39"/>
            <text:p text:style-name="P39"/>
          </table:table-cell>
          <table:table-cell table:style-name="Table7.A2" office:value-type="string">
            <text:p text:style-name="P4"/>
            <text:p text:style-name="P4">n°cpt D</text:p>
            <text:p text:style-name="P19">5000</text:p>
            <text:p text:style-name="P19">1000</text:p>
            <text:p text:style-name="P4"/>
            <text:p text:style-name="P4"/>
            <text:p text:style-name="P19">6000</text:p>
          </table:table-cell>
          <table:table-cell table:style-name="Table7.E2" office:value-type="string">
            <text:p text:style-name="P4"/>
            <text:p text:style-name="P4">n°cpt C</text:p>
            <text:p text:style-name="P4"/>
            <text:p text:style-name="P4"/>
            <text:p text:style-name="P19">6000</text:p>
            <text:p text:style-name="P19"/>
            <text:p text:style-name="P19"/>
            <text:p text:style-name="P19"/>
            <text:p text:style-name="P19">6000</text:p>
          </table:table-cell>
        </table:table-row>
      </table:table>
      <text:p text:style-name="P9"/>
      <text:p text:style-name="P9"/>
      <text:p text:style-name="P12"><text:soft-page-break/>Ex1 factures p13 :</text:p>
      <text:p text:style-name="P22"/>
      <text:p text:style-name="P23">n°<text:span text:style-name="T4">2183<text:tab/><text:tab/><text:tab/></text:span>ordinateur hp<text:tab/><text:tab/><text:tab/><text:tab/>10 *<text:span text:style-name="T4">10</text:span>00 = + <text:span text:style-name="T4">10</text:span>000</text:p>
      <text:p text:style-name="P22">-----------------------------------------------------------------------------------------------------------</text:p>
      <text:p text:style-name="P23">n°<text:span text:style-name="T4">44562</text:span> <text:span text:style-name="T4"><text:tab/></text:span><text:tab/>montant total brut HT <text:tab/><text:tab/><text:span text:style-name="T4">10000</text:span></text:p>
      <text:p text:style-name="P22"><text:tab/><text:tab/><text:tab/>+ TVA 20 % <text:s text:c="11"/><text:tab/><text:tab/><text:tab/>20 %*<text:span text:style-name="T4">10000</text:span> = <text:span text:style-name="T4">2000</text:span></text:p>
      <text:p text:style-name="P22">-----------------------------------------------------------------------------------------------------------</text:p>
      <text:p text:style-name="P22"><text:span text:style-name="T4">n°401</text:span><text:tab/><text:tab/><text:tab/>montant TTC à régler par <text:tab/><text:tab/><text:span text:style-name="T4">12000</text:span></text:p>
      <text:p text:style-name="P22"><text:tab/><text:tab/><text:tab/>le <text:span text:style-name="T3">fournisseur HP</text:span></text:p>
      <text:p text:style-name="P13"/>
      <table:table table:name="Table13" table:style-name="Table13">
        <table:table-column table:style-name="Table13.A" table:number-columns-repeated="5"/>
        <table:table-row>
          <table:table-cell table:style-name="Table13.A1" table:number-columns-spanned="5" office:value-type="string">
            <text:p text:style-name="P58">Livre journal</text:p>
          </table:table-cell>
          <table:covered-table-cell/>
          <table:covered-table-cell/>
          <table:covered-table-cell/>
          <table:covered-table-cell/>
        </table:table-row>
        <table:table-row>
          <table:table-cell table:style-name="Table13.A2" office:value-type="string">
            <text:p text:style-name="P58">n°cpt D</text:p>
            <text:p text:style-name="P58"/>
            <text:p text:style-name="P61">n°2183</text:p>
            <text:p text:style-name="P54">n°709</text:p>
            <text:p text:style-name="P58"/>
            <text:p text:style-name="P58"/>
            <text:p text:style-name="P58"/>
            <text:p text:style-name="P61">n°401</text:p>
          </table:table-cell>
          <table:table-cell table:style-name="Table13.A2" office:value-type="string">
            <text:p text:style-name="P58">n°cpt C</text:p>
            <text:p text:style-name="P58"/>
            <text:p text:style-name="P58"/>
            <text:p text:style-name="P58"/>
            <text:p text:style-name="P61">n°401</text:p>
            <text:p text:style-name="P58"/>
            <text:p text:style-name="P58"/>
            <text:p text:style-name="P58"/>
            <text:p text:style-name="P61">n°512</text:p>
          </table:table-cell>
          <table:table-cell table:style-name="Table13.A2" office:value-type="string">
            <text:p text:style-name="P58">Date et libellé</text:p>
            <text:p text:style-name="P44">le <text:span text:style-name="T4">02</text:span>/0<text:span text:style-name="T4">4 </text:span>op ventes</text:p>
            <text:p text:style-name="P61">materiel info HT</text:p>
            <text:p text:style-name="P61">TVA deductible</text:p>
            <text:p text:style-name="P61">fournisseur HP TTC</text:p>
            <text:p text:style-name="P44">le 20-02 op de bq</text:p>
            <text:p text:style-name="P58">client besoin TTC</text:p>
            <text:p text:style-name="P58">bq</text:p>
            <text:p text:style-name="P58"/>
          </table:table-cell>
          <table:table-cell table:style-name="Table13.A2" office:value-type="string">
            <text:p text:style-name="P58">D</text:p>
            <text:p text:style-name="P58"/>
            <text:p text:style-name="P61">10000</text:p>
            <text:p text:style-name="P61">2000</text:p>
            <text:p text:style-name="P58"/>
            <text:p text:style-name="P54"/>
            <text:p text:style-name="P58"/>
            <text:p text:style-name="P58"/>
            <text:p text:style-name="P58"/>
            <text:p text:style-name="P54"/>
          </table:table-cell>
          <table:table-cell table:style-name="Table13.E2" office:value-type="string">
            <text:p text:style-name="P58">C</text:p>
            <text:p text:style-name="P58"/>
            <text:p text:style-name="P58"/>
            <text:p text:style-name="P58"/>
            <text:p text:style-name="P58"/>
            <text:p text:style-name="P61">12000</text:p>
            <text:p text:style-name="P58"/>
            <text:p text:style-name="P54"/>
            <text:p text:style-name="P61">12000</text:p>
          </table:table-cell>
        </table:table-row>
      </table:table>
      <text:p text:style-name="P13"/>
      <text:p text:style-name="P15">Ex2</text:p>
      <text:p text:style-name="P13"/>
      <text:p text:style-name="P24">n°<text:span text:style-name="T4">2183<text:tab/><text:tab/><text:tab/></text:span> <text:span text:style-name="T5">composants elec</text:span><text:tab/><text:tab/><text:tab/><text:span text:style-name="T5">400</text:span> *<text:span text:style-name="T5">2</text:span> = + <text:span text:style-name="T4">10</text:span>000</text:p>
      <text:p text:style-name="P24">-----------------------------------------------------------------------------------------------------------</text:p>
      <text:p text:style-name="P24">n°<text:span text:style-name="T4">44562</text:span> <text:span text:style-name="T4"><text:tab/></text:span><text:tab/>montant total brut HT <text:tab/><text:tab/><text:span text:style-name="T4">10000</text:span></text:p>
      <text:p text:style-name="P24"><text:tab/><text:tab/><text:tab/>+ TVA 20 % <text:s text:c="11"/><text:tab/><text:tab/><text:tab/>20 %*<text:span text:style-name="T4">10000</text:span> = <text:span text:style-name="T4">2000</text:span></text:p>
      <text:p text:style-name="P24">-----------------------------------------------------------------------------------------------------------</text:p>
      <text:p text:style-name="P24"><text:span text:style-name="T4">n°401</text:span><text:tab/><text:tab/><text:tab/>montant TTC à régler par <text:tab/><text:tab/><text:span text:style-name="T4">12000</text:span></text:p>
      <text:p text:style-name="P24"><text:tab/><text:tab/><text:tab/>le <text:span text:style-name="T3">fournisseur HP</text:span></text:p>
      <text:p text:style-name="P14"/>
      <table:table table:name="Table14" table:style-name="Table14">
        <table:table-column table:style-name="Table14.A" table:number-columns-repeated="5"/>
        <table:table-row>
          <table:table-cell table:style-name="Table14.A1" table:number-columns-spanned="5" office:value-type="string">
            <text:p text:style-name="P59">Livre journal</text:p>
          </table:table-cell>
          <table:covered-table-cell/>
          <table:covered-table-cell/>
          <table:covered-table-cell/>
          <table:covered-table-cell/>
        </table:table-row>
        <table:table-row>
          <table:table-cell table:style-name="Table14.A2" office:value-type="string">
            <text:p text:style-name="P59">n°cpt D</text:p>
            <text:p text:style-name="P59"/>
            <text:p text:style-name="P62">n°<text:span text:style-name="T5">601</text:span></text:p>
            <text:p text:style-name="P55">n°<text:span text:style-name="T5">44566</text:span></text:p>
            <text:p text:style-name="P59"/>
            <text:p text:style-name="P59"/>
            <text:p text:style-name="P59"/>
            <text:p text:style-name="P62">n°401</text:p>
          </table:table-cell>
          <table:table-cell table:style-name="Table14.A2" office:value-type="string">
            <text:p text:style-name="P59">n°cpt C</text:p>
            <text:p text:style-name="P59"/>
            <text:p text:style-name="P59"/>
            <text:p text:style-name="P59"/>
            <text:p text:style-name="P62">n°401</text:p>
            <text:p text:style-name="P59"/>
            <text:p text:style-name="P59"/>
            <text:p text:style-name="P59"/>
            <text:p text:style-name="P62">n°512</text:p>
          </table:table-cell>
          <table:table-cell table:style-name="Table14.A2" office:value-type="string">
            <text:p text:style-name="P59">Date et libellé</text:p>
            <text:p text:style-name="P45">le <text:span text:style-name="T4">02</text:span>/0<text:span text:style-name="T4">4 </text:span>op ventes</text:p>
            <text:p text:style-name="P62">materiel info HT</text:p>
            <text:p text:style-name="P62">TVA deductible</text:p>
            <text:p text:style-name="P62">fournisseur HP TTC</text:p>
            <text:p text:style-name="P45">le 20-02 op de bq</text:p>
            <text:p text:style-name="P59">client besoin TTC</text:p>
            <text:p text:style-name="P59">bq</text:p>
            <text:p text:style-name="P59"/>
          </table:table-cell>
          <table:table-cell table:style-name="Table14.A2" office:value-type="string">
            <text:p text:style-name="P59">D</text:p>
            <text:p text:style-name="P59"/>
            <text:p text:style-name="P62">10000</text:p>
            <text:p text:style-name="P62">2000</text:p>
            <text:p text:style-name="P59"/>
            <text:p text:style-name="P55"/>
            <text:p text:style-name="P59"/>
            <text:p text:style-name="P59"/>
            <text:p text:style-name="P59"/>
            <text:p text:style-name="P55"/>
          </table:table-cell>
          <table:table-cell table:style-name="Table14.E2" office:value-type="string">
            <text:p text:style-name="P59">C</text:p>
            <text:p text:style-name="P59"/>
            <text:p text:style-name="P59"/>
            <text:p text:style-name="P59"/>
            <text:p text:style-name="P59"/>
            <text:p text:style-name="P62">12000</text:p>
            <text:p text:style-name="P59"/>
            <text:p text:style-name="P55"/>
            <text:p text:style-name="P62">12000</text:p>
          </table:table-cell>
        </table:table-row>
      </table:table>
      <text:p text:style-name="P11"/>
      <text:p text:style-name="P11"/>
      <text:p text:style-name="P11"/>
      <text:p text:style-name="P11"/>
      <text:p text:style-name="P11"/>
      <text:p text:style-name="P11"/>
      <text:p text:style-name="P11"/>
      <text:p text:style-name="P11"><text:soft-page-break/>Ex3 : Factures</text:p>
      <text:p text:style-name="P10"/>
      <text:p text:style-name="P21">Nous commencerons par les facturation et ses engagements</text:p>
      <text:p text:style-name="P21"/>
      <text:p text:style-name="P21">clé usb <text:tab/><text:tab/>150*15 = 2250</text:p>
      <text:p text:style-name="P21">ordinateur hp<text:tab/><text:tab/>10 *900 = + 9000</text:p>
      <text:p text:style-name="P21">imprimante hp <text:tab/>20*500 = 10000</text:p>
      <text:p text:style-name="P21">-----------------------------------------------------------------------------------------------------------</text:p>
      <text:p text:style-name="P21">n°701-ventes<text:tab/><text:tab/>montant total brut HT 21250</text:p>
      <text:p text:style-name="P21">n°4457<text:tab/><text:tab/><text:tab/>+ TVA 20 % <text:s text:c="11"/>20 %*21250 = 4250</text:p>
      <text:p text:style-name="P21"/>
      <text:p text:style-name="P21">-----------------------------------------------------------------------------------------------------------</text:p>
      <text:p text:style-name="P21">n°411 <text:tab/><text:tab/><text:tab/>montant TTC à régler par le client par cheque <text:tab/>22250</text:p>
      <text:p text:style-name="P21">le 20/02*</text:p>
      <text:p text:style-name="P21"/>
      <text:p text:style-name="P21"/>
      <table:table table:name="Table10" table:style-name="Table10">
        <table:table-column table:style-name="Table10.A" table:number-columns-repeated="5"/>
        <table:table-row>
          <table:table-cell table:style-name="Table10.A1" table:number-columns-spanned="5" office:value-type="string">
            <text:p text:style-name="P56">Livre journal</text:p>
          </table:table-cell>
          <table:covered-table-cell/>
          <table:covered-table-cell/>
          <table:covered-table-cell/>
          <table:covered-table-cell/>
        </table:table-row>
        <table:table-row>
          <table:table-cell table:style-name="Table10.A2" office:value-type="string">
            <text:p text:style-name="P56">n°cpt D</text:p>
            <text:p text:style-name="P56"/>
            <text:p text:style-name="P56"/>
            <text:p text:style-name="P56"/>
            <text:p text:style-name="P56">n°411</text:p>
            <text:p text:style-name="P56"/>
            <text:p text:style-name="P56"/>
            <text:p text:style-name="P56"/>
            <text:p text:style-name="P56">n°512</text:p>
          </table:table-cell>
          <table:table-cell table:style-name="Table10.A2" office:value-type="string">
            <text:p text:style-name="P56">n°cpt C</text:p>
            <text:p text:style-name="P56"/>
            <text:p text:style-name="P56">n°701</text:p>
            <text:p text:style-name="P56">n°4427</text:p>
            <text:p text:style-name="P56"/>
            <text:p text:style-name="P56"/>
            <text:p text:style-name="P56"/>
            <text:p text:style-name="P56">n°411</text:p>
          </table:table-cell>
          <table:table-cell table:style-name="Table10.A2" office:value-type="string">
            <text:p text:style-name="P56">Date et libellé</text:p>
            <text:p text:style-name="P56">le 2/02-op ventes</text:p>
            <text:p text:style-name="P56">ventes PF MT</text:p>
            <text:p text:style-name="P56">TVA collecté</text:p>
            <text:p text:style-name="P56">client besoin TTC</text:p>
            <text:p text:style-name="P56"/>
            <text:p text:style-name="P56">le 20-02 op de bq</text:p>
            <text:p text:style-name="P56">client besoin TTC</text:p>
            <text:p text:style-name="P56">bq</text:p>
            <text:p text:style-name="P56"/>
          </table:table-cell>
          <table:table-cell table:style-name="Table10.A2" office:value-type="string">
            <text:p text:style-name="P56">D</text:p>
            <text:p text:style-name="P56"/>
            <text:p text:style-name="P56"/>
            <text:p text:style-name="P56"/>
            <text:p text:style-name="P56">25500</text:p>
            <text:p text:style-name="P56"/>
            <text:p text:style-name="P56"/>
            <text:p text:style-name="P56"/>
            <text:p text:style-name="P56">25500</text:p>
          </table:table-cell>
          <table:table-cell table:style-name="Table10.E2" office:value-type="string">
            <text:p text:style-name="P56">C</text:p>
            <text:p text:style-name="P56"/>
            <text:p text:style-name="P56">21250</text:p>
            <text:p text:style-name="P56">4250</text:p>
            <text:p text:style-name="P56"/>
            <text:p text:style-name="P56"/>
            <text:p text:style-name="P56"/>
            <text:p text:style-name="P56"/>
            <text:p text:style-name="P56"/>
            <text:p text:style-name="P56"/>
            <text:p text:style-name="P56"/>
            <text:p text:style-name="P56"/>
            <text:p text:style-name="P56"/>
            <text:p text:style-name="P56"/>
            <text:p text:style-name="P56"/>
          </table:table-cell>
        </table:table-row>
      </table:table>
      <text:p text:style-name="P21"/>
      <text:p text:style-name="P21"/>
      <text:p text:style-name="P21">Ex4</text:p>
      <text:p text:style-name="P21"/>
      <text:p text:style-name="P21">Nous commencerons par les facturation et ses engagements</text:p>
      <text:p text:style-name="P21"/>
      <text:p text:style-name="P21">clé usb <text:tab/><text:tab/>150*15 = 2250</text:p>
      <text:p text:style-name="P21">ordinateur hp<text:tab/><text:tab/>10 *900 = + 9000</text:p>
      <text:p text:style-name="P21">imprimante hp <text:tab/>20*500 = 10000</text:p>
      <text:p text:style-name="P21">-----------------------------------------------------------------------------------------------------------</text:p>
      <text:p text:style-name="P21">n°701-ventes<text:tab/><text:tab/>montant total brut HT <text:tab/>21250</text:p>
      <text:p text:style-name="P21">n°<text:span text:style-name="T2">709<text:tab/></text:span><text:tab/><text:tab/>+remise 10 %<text:tab/><text:tab/><text:tab/><text:span text:style-name="T2">2125</text:span></text:p>
      <text:p text:style-name="P21"/>
      <text:p text:style-name="P21">-----------------------------------------------------------------------------------------------------------</text:p>
      <text:p text:style-name="P21">n°<text:span text:style-name="T2">665</text:span> <text:tab/><text:tab/><text:tab/>net commercial <text:tab/><text:tab/><text:span text:style-name="T2">19125</text:span></text:p>
      <text:p text:style-name="P21">le 20/02<text:tab/><text:tab/>escompte 2 %<text:tab/><text:tab/><text:tab/><text:span text:style-name="T2">2 %*19125 = 382,5</text:span></text:p>
      <text:p text:style-name="P21">----------------------------------------------------------------------------------------------------------</text:p>
      <text:p text:style-name="P21"/>
      <text:p text:style-name="P21"><text:span text:style-name="T2">n°4457</text:span><text:tab/><text:tab/><text:tab/>net financier<text:tab/><text:tab/><text:tab/><text:span text:style-name="T2">18742,5</text:span></text:p>
      <text:p text:style-name="P21"><text:soft-page-break/><text:tab/><text:tab/><text:tab/>TVA 20 %<text:tab/><text:tab/><text:tab/><text:span text:style-name="T2">3748,5</text:span></text:p>
      <text:p text:style-name="P21">---------------------------------------------------------------------------------------------------------</text:p>
      <text:p text:style-name="P21"><text:span text:style-name="T2">n°411</text:span><text:tab/><text:tab/><text:tab/>montant TTC à régler <text:tab/><text:span text:style-name="T2">22491</text:span></text:p>
      <text:p text:style-name="P21"><text:tab/><text:tab/><text:tab/>par le client le 28/02</text:p>
      <text:p text:style-name="P21"/>
      <text:p text:style-name="P21"/>
      <table:table table:name="Table11" table:style-name="Table11">
        <table:table-column table:style-name="Table11.A" table:number-columns-repeated="5"/>
        <table:table-row>
          <table:table-cell table:style-name="Table11.A1" table:number-columns-spanned="5" office:value-type="string">
            <text:p text:style-name="P56">Livre journal</text:p>
          </table:table-cell>
          <table:covered-table-cell/>
          <table:covered-table-cell/>
          <table:covered-table-cell/>
          <table:covered-table-cell/>
        </table:table-row>
        <table:table-row>
          <table:table-cell table:style-name="Table11.A2" office:value-type="string">
            <text:p text:style-name="P56">n°cpt D</text:p>
            <text:p text:style-name="P56"/>
            <text:p text:style-name="P56"/>
            <text:p text:style-name="P50">n°709</text:p>
            <text:p text:style-name="P50"/>
            <text:p text:style-name="P56">n°411</text:p>
            <text:p text:style-name="P56"/>
            <text:p text:style-name="P56"/>
            <text:p text:style-name="P56">n°<text:span text:style-name="T2">4</text:span>1<text:span text:style-name="T2">1</text:span></text:p>
            <text:p text:style-name="P56"/>
            <text:p text:style-name="P56"/>
            <text:p text:style-name="P50">n°512</text:p>
          </table:table-cell>
          <table:table-cell table:style-name="Table11.A2" office:value-type="string">
            <text:p text:style-name="P56">n°cpt C</text:p>
            <text:p text:style-name="P56"/>
            <text:p text:style-name="P56">n°701</text:p>
            <text:p text:style-name="P56"/>
            <text:p text:style-name="P56"/>
            <text:p text:style-name="P56"/>
            <text:p text:style-name="P56"/>
            <text:p text:style-name="P50">n°4457</text:p>
            <text:p text:style-name="P56"/>
            <text:p text:style-name="P56"/>
            <text:p text:style-name="P50">n°411</text:p>
            <text:p text:style-name="P56"/>
          </table:table-cell>
          <table:table-cell table:style-name="Table11.A2" office:value-type="string">
            <text:p text:style-name="P56">Date et libellé</text:p>
            <text:p text:style-name="P42">le <text:span text:style-name="T2">10</text:span>/02-op ventes</text:p>
            <text:p text:style-name="P56">ventes PF MT</text:p>
            <text:p text:style-name="P50">RRR accordés au client</text:p>
            <text:p text:style-name="P50">EF accoedé au client</text:p>
            <text:p text:style-name="P50">TVA collecté</text:p>
            <text:p text:style-name="P50">client besoin TTC</text:p>
            <text:p text:style-name="P42">le 20-02 op de bq</text:p>
            <text:p text:style-name="P56">client besoin TTC</text:p>
            <text:p text:style-name="P56">bq</text:p>
            <text:p text:style-name="P56"/>
          </table:table-cell>
          <table:table-cell table:style-name="Table11.A2" office:value-type="string">
            <text:p text:style-name="P56">D</text:p>
            <text:p text:style-name="P56"/>
            <text:p text:style-name="P56"/>
            <text:p text:style-name="P50">2125</text:p>
            <text:p text:style-name="P56"/>
            <text:p text:style-name="P50">382,5</text:p>
            <text:p text:style-name="P56"/>
            <text:p text:style-name="P56"/>
            <text:p text:style-name="P56">2<text:span text:style-name="T2">2491</text:span></text:p>
            <text:p text:style-name="P56"/>
            <text:p text:style-name="P56"/>
            <text:p text:style-name="P50">22491</text:p>
          </table:table-cell>
          <table:table-cell table:style-name="Table11.E2" office:value-type="string">
            <text:p text:style-name="P56">C</text:p>
            <text:p text:style-name="P56"/>
            <text:p text:style-name="P56">21250</text:p>
            <text:p text:style-name="P56">4250</text:p>
            <text:p text:style-name="P56"/>
            <text:p text:style-name="P56"/>
            <text:p text:style-name="P56"/>
            <text:p text:style-name="P50">3748,5</text:p>
            <text:p text:style-name="P56"/>
            <text:p text:style-name="P56"/>
            <text:p text:style-name="P56"/>
            <text:p text:style-name="P56"/>
            <text:p text:style-name="P56"/>
            <text:p text:style-name="P56"/>
            <text:p text:style-name="P56"/>
          </table:table-cell>
        </table:table-row>
      </table:table>
      <text:p text:style-name="P49"/>
      <text:p text:style-name="P49"/>
      <text:p text:style-name="P51">Ex 5</text:p>
      <text:p text:style-name="P22">clé usb <text:tab/><text:tab/>150*15 = 2250</text:p>
      <text:p text:style-name="P22">-----------------------------------------------------------------------------------------------------------</text:p>
      <text:p text:style-name="P22">n°701-ventes<text:tab/><text:tab/>montant total brut HT <text:tab/><text:span text:style-name="T3">2250</text:span></text:p>
      <text:p text:style-name="P22">n°<text:span text:style-name="T3">709</text:span><text:tab/><text:tab/><text:tab/>- <text:span text:style-name="T3">remise</text:span> <text:span text:style-name="T3">1</text:span>0 % <text:s text:c="11"/><text:tab/><text:tab/><text:span text:style-name="T3">225</text:span></text:p>
      <text:p text:style-name="P22">-----------------------------------------------------------------------------------------------------------</text:p>
      <text:p text:style-name="P22">n°<text:span text:style-name="T3">665</text:span> <text:tab/><text:tab/><text:tab/><text:span text:style-name="T3">net commercial</text:span> <text:tab/><text:tab/><text:span text:style-name="T3">2025</text:span></text:p>
      <text:p text:style-name="P22">le 20/02<text:tab/><text:tab/><text:span text:style-name="T3">escompte 2 %<text:tab/><text:tab/><text:tab/>40,50</text:span></text:p>
      <text:p text:style-name="P22">-----------------------------------------------------------------------------------------------------------</text:p>
      <text:p text:style-name="P22">n°<text:span text:style-name="T3">4457</text:span> <text:tab/><text:tab/><text:span text:style-name="T3">net financier</text:span> <text:tab/><text:tab/><text:tab/><text:span text:style-name="T3">1984,5</text:span></text:p>
      <text:p text:style-name="P22">le 20/02<text:tab/><text:tab/>-<text:span text:style-name="T3">TVA 20 %<text:tab/><text:tab/><text:tab/>396,90</text:span></text:p>
      <text:p text:style-name="P22">-----------------------------------------------------------------------------------------------------------</text:p>
      <text:p text:style-name="P22">n°411 <text:tab/><text:tab/><text:tab/><text:span text:style-name="T3">montant à deduire de la</text:span> <text:tab/><text:span text:style-name="T3">2381,41</text:span></text:p>
      <text:p text:style-name="P22">le 20/02<text:tab/><text:tab/><text:span text:style-name="T3">facture initial de besoin</text:span></text:p>
      <text:p text:style-name="P22"/>
      <text:p text:style-name="P22"/>
      <text:p text:style-name="P25">-facture initial <text:tab/>22491</text:p>
      <text:p text:style-name="P25">-facture avoir <text:tab/><text:tab/>2381,40</text:p>
      <text:p text:style-name="P25">-reste à régler <text:tab/><text:tab/>22491 – 2381,40 <text:s/>= <text:s text:c="2"/>20109,60 <text:s/></text:p>
      <text:p text:style-name="P22"/>
      <text:p text:style-name="P22"/>
      <text:p text:style-name="P22"/>
      <text:p text:style-name="P22"/>
      <text:p text:style-name="P22"/>
      <text:p text:style-name="P22"/>
      <text:p text:style-name="P22"/>
      <text:p text:style-name="P22"/>
      <text:p text:style-name="P22"><text:soft-page-break/></text:p>
      <table:table table:name="Table12" table:style-name="Table12">
        <table:table-column table:style-name="Table12.A" table:number-columns-repeated="5"/>
        <table:table-row>
          <table:table-cell table:style-name="Table12.A1" table:number-columns-spanned="5" office:value-type="string">
            <text:p text:style-name="P57">Livre journal</text:p>
          </table:table-cell>
          <table:covered-table-cell/>
          <table:covered-table-cell/>
          <table:covered-table-cell/>
          <table:covered-table-cell/>
        </table:table-row>
        <table:table-row>
          <table:table-cell table:style-name="Table12.A2" office:value-type="string">
            <text:p text:style-name="P57">n°cpt D</text:p>
            <text:p text:style-name="P57"/>
            <text:p text:style-name="P60">n°701</text:p>
            <text:p text:style-name="P52"/>
            <text:p text:style-name="P52"/>
            <text:p text:style-name="P57"/>
            <text:p text:style-name="P57"/>
            <text:p text:style-name="P57">n°4<text:span text:style-name="T3">457</text:span></text:p>
            <text:p text:style-name="P57"/>
            <text:p text:style-name="P57"/>
            <text:p text:style-name="P57"/>
            <text:p text:style-name="P57"/>
            <text:p text:style-name="P52"/>
            <text:p text:style-name="P60">n°512</text:p>
          </table:table-cell>
          <table:table-cell table:style-name="Table12.A2" office:value-type="string">
            <text:p text:style-name="P57">n°cpt C</text:p>
            <text:p text:style-name="P57"/>
            <text:p text:style-name="P60"/>
            <text:p text:style-name="P60">n°709</text:p>
            <text:p text:style-name="P57"/>
            <text:p text:style-name="P60">n°665</text:p>
            <text:p text:style-name="P57"/>
            <text:p text:style-name="P52"/>
            <text:p text:style-name="P57"/>
            <text:p text:style-name="P57"/>
            <text:p text:style-name="P52">n°411</text:p>
            <text:p text:style-name="P57"/>
            <text:p text:style-name="P60">n°411</text:p>
          </table:table-cell>
          <table:table-cell table:style-name="Table12.A2" office:value-type="string">
            <text:p text:style-name="P57">Date et libellé</text:p>
            <text:p text:style-name="P43">le <text:span text:style-name="T2">10</text:span>/02-op ventes</text:p>
            <text:p text:style-name="P57">ventes PF MT</text:p>
            <text:p text:style-name="P52">RRR accordés au client</text:p>
            <text:p text:style-name="P52">EF acco<text:span text:style-name="T3">r</text:span>dé au client</text:p>
            <text:p text:style-name="P52"/>
            <text:p text:style-name="P52">TVA collecté</text:p>
            <text:p text:style-name="P52"/>
            <text:p text:style-name="P52">client besoin TTC</text:p>
            <text:p text:style-name="P43">le 20-02 op de bq</text:p>
            <text:p text:style-name="P57">client besoin TTC</text:p>
            <text:p text:style-name="P57">bq</text:p>
          </table:table-cell>
          <table:table-cell table:style-name="Table12.A2" office:value-type="string">
            <text:p text:style-name="P57">D</text:p>
            <text:p text:style-name="P57"/>
            <text:p text:style-name="P60">2250</text:p>
            <text:p text:style-name="P52"/>
            <text:p text:style-name="P57"/>
            <text:p text:style-name="P52"/>
            <text:p text:style-name="P57"/>
            <text:p text:style-name="P57"/>
            <text:p text:style-name="P60">396,90</text:p>
            <text:p text:style-name="P57"/>
            <text:p text:style-name="P57"/>
            <text:p text:style-name="P52"/>
            <text:p text:style-name="P52"/>
            <text:p text:style-name="P60">20109,60</text:p>
          </table:table-cell>
          <table:table-cell table:style-name="Table12.E2" office:value-type="string">
            <text:p text:style-name="P57">C</text:p>
            <text:p text:style-name="P57"/>
            <text:p text:style-name="P57"/>
            <text:p text:style-name="P60">225</text:p>
            <text:p text:style-name="P57"/>
            <text:p text:style-name="P60">40,50</text:p>
            <text:p text:style-name="P57"/>
            <text:p text:style-name="P52">3748,5</text:p>
            <text:p text:style-name="P57"/>
            <text:p text:style-name="P57"/>
            <text:p text:style-name="P60">2381,4</text:p>
            <text:p text:style-name="P57"/>
            <text:p text:style-name="P60">20109,60</text:p>
            <text:p text:style-name="P57"/>
            <text:p text:style-name="P57"/>
          </table:table-cell>
        </table:table-row>
      </table:table>
      <text:p text:style-name="P53"/>
      <text:p text:style-name="P53"/>
      <text:p text:style-name="P63">Td n°1 : l’interêt du compte de resultat en liste</text:p>
      <text:p text:style-name="P63"/>
      <text:p text:style-name="P63">Le compte de resultat comporte des charges et des produits. Il indique le degré de rentabilité de l’entreprise : profit ou perte </text:p>
      <text:p text:style-name="P63">Nous allons maintenant utiliser ce compte de resultat en liste : cela va nous donnez la reponse par anticipation a plusieurs indicateures : Resultat d’Exploitation , Resultat Courant avant import </text:p>
      <text:p text:style-name="P63">Resultat Exceptionnel, profit.</text:p>
      <text:p text:style-name="P63"/>
      <text:p text:style-name="P63">Tp n°1 : Le diagnostic de la rentabilité </text:p>
      <text:p text:style-name="P63"/>
      <text:p text:style-name="P64">1) Marge commercial = ventes de marchandises <text:span text:style-name="T9">FA </text:span><text:s text:c="3"/>0</text:p>
      <text:p text:style-name="P64">– achat de marchandises<text:tab/><text:tab/><text:tab/> <text:s text:c="6"/><text:span text:style-name="T9">Fs</text:span> <text:s text:c="3"/>0</text:p>
      <text:p text:style-name="P64">± variation de stocke marchandises<text:tab/><text:tab/> <text:s text:c="6"/><text:span text:style-name="T9">Ft</text:span> <text:s text:c="3"/>0</text:p>
      <text:p text:style-name="P64"/>
      <text:p text:style-name="P64">norme : MC &gt;0 ou MC = 0 (aucune marche commercial)</text:p>
      <text:p text:style-name="P64">sens : notre entreprise ne fait de revente de marchandises fabriquées par 1 tiers</text:p>
      <text:p text:style-name="P64">c’est en fait une societe industrielle principalement </text:p>
      <text:p text:style-name="P64"/>
      <text:p text:style-name="P64">Partie Analyse Financière</text:p>
      <text:p text:style-name="P64">2) Production Exercice</text:p>
      <text:p text:style-name="P64"/>
      <text:p text:style-name="P64">P Ex = production vendue<text:tab/><text:tab/><text:tab/><text:tab/><text:span text:style-name="T9">FD 3 <text:s/>612 <text:s/>850 + FG 40 770</text:span></text:p>
      <text:p text:style-name="P64"><text:s text:c="12"/>+- production stockée variation stocke PF<text:tab/><text:span text:style-name="T9">FM <text:tab/><text:tab/> + 19 900</text:span></text:p>
      <text:p text:style-name="P64"><text:tab/>+ production immobilisé<text:tab/><text:tab/><text:tab/><text:span text:style-name="T9">FN<text:tab/><text:tab/> + 0</text:span></text:p>
      <text:p text:style-name="P64">norme Pex &gt; 0</text:p>
      <text:p text:style-name="P64">sens : notre entreprise fabrique et fait peu de prestation (SAV)</text:p>
      <text:p text:style-name="P64"/>
      <text:p text:style-name="P64">ces 2 premiers indicateurs vous permettent de voir la nature du chiffre d’affaires </text:p>
      <text:p text:style-name="P64"/>
      <text:p text:style-name="P64"/>
      <text:p text:style-name="P64"/>
      <text:p text:style-name="P64"/>
      <text:p text:style-name="P64"><text:soft-page-break/>3)Valeurs Ajouté</text:p>
      <text:p text:style-name="P64"/>
      <text:p text:style-name="P64">VA = <text:tab/><text:span text:style-name="T6">marge commerciale <text:tab/><text:tab/>0</text:span></text:p>
      <text:p text:style-name="P46"><text:tab/>+ production exercice<text:tab/><text:tab/>3 <text:s/>673 <text:s text:c="2"/>520 </text:p>
      <text:p text:style-name="P64"><text:tab/><text:span text:style-name="T7">- achat de MP </text:span><text:span text:style-name="T9">FU<text:tab/><text:tab/> 1 <text:s/>087 850</text:span></text:p>
      <text:p text:style-name="P7"><text:tab/>+- variations de MP <text:span text:style-name="T9">FV +<text:tab/>+31400</text:span></text:p>
      <text:p text:style-name="P64"><text:span text:style-name="T7"><text:tab/>+ autres charges externes<text:tab/></text:span><text:span text:style-name="T9">366 960</text:span></text:p>
      <text:p text:style-name="P64"><text:tab/><text:tab/><text:tab/><text:tab/><text:tab/><text:span text:style-name="T9">2 <text:s/>187 <text:s/>310 </text:span></text:p>
      <text:p text:style-name="P64">nb : charges externes = sous traitance</text:p>
      <text:p text:style-name="P64">norme : </text:p>
      <text:p text:style-name="P64">1) VA &gt; 0</text:p>
      <text:p text:style-name="P64">2)VA/CA * 100 &gt; 70 %</text:p>
      <text:p text:style-name="P64">3)2187310/3653620 * 100 = 59,86 %</text:p>
      <text:p text:style-name="P64"/>
      <text:p text:style-name="P65">sens: notre VA est un peu juste par rapport au chiffre d’affaires réalisé. </text:p>
      <text:p text:style-name="P65">Les problemes identifié :</text:p>
      <text:p text:style-name="P65"><text:tab/>-1 trop achat MP,</text:p>
      <text:p text:style-name="P65"><text:tab/>-2 sous traitance certaine</text:p>
      <text:p text:style-name="P65">Solutions pour améliorer la VA :</text:p>
      <text:p text:style-name="P65"><text:tab/>-1 diminuer les quantités Commandées → voir avec gestion des stockes</text:p>
      <text:p text:style-name="P65"><text:tab/>-2 mieux negocier nos prix avec les fournisseurs </text:p>
      <text:p text:style-name="P65"><text:tab/>-3 changer de fournisseurs </text:p>
      <text:p text:style-name="P65"><text:tab/>-4 + eco -conception pour diminuer MP</text:p>
      <text:p text:style-name="P65"><text:tab/>-5 internaliser : investir R&amp;D, recruter,machines. (voire les financements)</text:p>
      <text:p text:style-name="P65"/>
      <text:p text:style-name="P65">4)Execedent Brut d’Exploitation → voire capital humain</text:p>
      <text:p text:style-name="P65">EBE = Valeur Ajouté <text:tab/><text:tab/><text:tab/>2 <text:s/>187 <text:s/>310</text:p>
      <text:p text:style-name="P65"><text:tab/>+ subvention d’exploitation<text:tab/>18 000</text:p>
      <text:p text:style-name="P65"><text:tab/>- impots &amp; taxes<text:tab/><text:tab/>85 650 </text:p>
      <text:p text:style-name="P65"><text:tab/>- charges personnel<text:tab/><text:tab/>1 <text:s/>100 <text:s/>000</text:p>
      <text:p text:style-name="P65"><text:tab/>(salaire + charges social)<text:tab/>504 000</text:p>
      <text:p text:style-name="P65"><text:tab/><text:tab/><text:tab/><text:tab/><text:tab/>515 600</text:p>
      <text:p text:style-name="P65"/>
      <text:p text:style-name="P65">norme : </text:p>
      <text:p text:style-name="P65">- 1 <text:s/>EBE &gt; 0</text:p>
      <text:p text:style-name="P65">- 2 EBE/CA * 100 &gt; 40 %</text:p>
      <text:p text:style-name="P65"/>
      <text:p text:style-name="P65"/>
      <text:p text:style-name="P65"/>
      <text:p text:style-name="P66"><text:span text:style-name="T10">Fm compta → TD &amp; Tpn°3 sur le montage des docs de synthèse</text:span> </text:p>
      <text:p text:style-name="P66"/>
      <text:p text:style-name="P16">1) faire le compte de résultat</text:p>
      <text:p text:style-name="P66"/>
      <text:p text:style-name="P66">→ Sa présentation</text:p>
      <text:p text:style-name="P66">1) à gauche : on a « les charges → tous les compte n°6</text:p>
      <text:p text:style-name="P66">2) à gauche on a « les produits → tous les comptes n°7</text:p>
      <text:p text:style-name="P66"/>
      <text:p text:style-name="P66"/>
      <text:p text:style-name="P66"/>
      <text:p text:style-name="P66"/>
      <text:p text:style-name="P66"/>
      <text:p text:style-name="P66"/>
      <text:p text:style-name="P66"><text:soft-page-break/>→ règle </text:p>
      <text:p text:style-name="P66">1) pour les n°6 <text:tab/>si le solde débiteur dans la balance → signe +</text:p>
      <text:p text:style-name="P66"><text:tab/><text:tab/><text:tab/>si le solde crédiuteur adns la balnce → signe -</text:p>
      <text:p text:style-name="P66">2)pour les n°7 <text:tab/>si le solde créditeur dans la balance → signe +</text:p>
      <text:p text:style-name="P66"><text:tab/><text:tab/><text:tab/>si le solde débiteur dans la balance → signe -</text:p>
      <text:p text:style-name="P66">3) objectifs du compte de resultat trouver le profit ou perte → (total produits – total charges)</text:p>
      <table:table table:name="Table15" table:style-name="Table15">
        <table:table-column table:style-name="Table15.A"/>
        <table:table-column table:style-name="Table15.B"/>
        <table:table-row>
          <table:table-cell table:style-name="Table15.A1" table:number-columns-spanned="2" office:value-type="string">
            <text:p text:style-name="P67">Charges n° 6 <text:s text:c="41"/>Compte de resulat <text:s text:c="44"/>Produits n°7</text:p>
          </table:table-cell>
          <table:covered-table-cell/>
        </table:table-row>
        <table:table-row>
          <table:table-cell table:style-name="Table15.A2" office:value-type="string">
            <text:p text:style-name="P67">N°601 achat MP <text:s text:c="33"/>102 <text:s/>800</text:p>
            <text:p text:style-name="P67">n°603 <text:s text:c="50"/>-600</text:p>
            <text:p text:style-name="P67">n°609 <text:s text:c="50"/>-80</text:p>
            <text:p text:style-name="P67">n°61 <text:s text:c="52"/>6100</text:p>
            <text:p text:style-name="P67">n°63 <text:s text:c="52"/>4300</text:p>
            <text:p text:style-name="P67">n°64 <text:s text:c="53"/>10 <text:s/>120</text:p>
            <text:p text:style-name="P67">n°66 <text:s text:c="52"/>1680</text:p>
            <text:p text:style-name="P67">n°6811 <text:s text:c="48"/>3724</text:p>
            <text:p text:style-name="P67">n°6815 <text:s text:c="48"/>200</text:p>
          </table:table-cell>
          <table:table-cell table:style-name="Table15.B2" office:value-type="string">
            <text:p text:style-name="P67">N°701 <text:s text:c="52"/>150 <text:s/>000</text:p>
            <text:p text:style-name="P67">n°709 <text:s text:c="53"/>-30</text:p>
            <text:p text:style-name="P67">n°7135 <text:s text:c="51"/>-500</text:p>
            <text:p text:style-name="P67">n°76 <text:s text:c="56"/>40</text:p>
            <text:p text:style-name="P67"/>
          </table:table-cell>
        </table:table-row>
        <table:table-row table:style-name="Table15.3">
          <table:table-cell table:style-name="Table15.A2" office:value-type="string">
            <text:p text:style-name="P67">Total charges <text:s text:c="39"/>128244</text:p>
          </table:table-cell>
          <table:table-cell table:style-name="Table15.B2" office:value-type="string">
            <text:p text:style-name="P67">Total produits <text:s text:c="40"/>149510</text:p>
          </table:table-cell>
        </table:table-row>
      </table:table>
      <text:p text:style-name="P66">Profit ou perte = total produits – total charges = 149510 <text:s/>- <text:s/>128244 <text:s/>= <text:s/>+21 266</text:p>
      <text:p text:style-name="P66"/>
      <text:p text:style-name="P16">2) faire le bilan</text:p>
      <text:p text:style-name="P26">→penser à réintégrer le profit <text:s/>dans le passif du bilan <text:s/></text:p>
      <text:p text:style-name="P26">→ sa présentation</text:p>
      <text:p text:style-name="P26">1)à gauche on a « l’actif » → 3 col → </text:p>
      <text:p text:style-name="P26">1) Valeur Brute </text:p>
      <text:p text:style-name="P26">2) Amotissement provisoire (usure,alléa) 3)Valeur Nette (réelle)</text:p>
      <text:p text:style-name="P26">VN = VB – amortissement provisoire </text:p>
      <text:p text:style-name="P26">2) à droite on a « le passif » → 1 col valeur nette n°1-401-41 à 46</text:p>
      <text:p text:style-name="P26">→ regles :</text:p>
      <text:p text:style-name="P26">1) si contre compte à traiter : <text:tab/><text:tab/>si solde est débiteur , il est à l’actif</text:p>
      <text:p text:style-name="P26"><text:tab/><text:tab/><text:tab/><text:tab/><text:tab/>si soldes est créditeur, il est au passif</text:p>
      <text:p text:style-name="P26">2) tous les chiffres dans le bilan sont positifs (sauf perte)</text:p>
      <text:p text:style-name="P26">3) amortissement (n°28) Provisions (n°29-39-49-59) : à mettre dans la 2eme colonne de l’actifs en face de leur compte de rattachement</text:p>
      <text:p text:style-name="P26">4)objectif du bilan : égalité à trouver entre la VN de l’actif = VN du passif (90 % de chance qu’il n’y a pas d’erreur)</text:p>
      <text:p text:style-name="P26"/>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table:number-columns-spanned="6" office:value-type="string">
            <text:p text:style-name="P68"><text:s text:c="76"/>Bilan</text:p>
          </table:table-cell>
          <table:covered-table-cell/>
          <table:covered-table-cell/>
          <table:covered-table-cell/>
          <table:covered-table-cell/>
          <table:covered-table-cell/>
        </table:table-row>
        <table:table-row>
          <table:table-cell table:style-name="Table16.A2" office:value-type="string">
            <text:p text:style-name="P68">Actif</text:p>
          </table:table-cell>
          <table:table-cell table:style-name="Table16.A2" office:value-type="string">
            <text:p text:style-name="P68">VB</text:p>
          </table:table-cell>
          <table:table-cell table:style-name="Table16.A2" office:value-type="string">
            <text:p text:style-name="P68">Amortissment Provisoire</text:p>
          </table:table-cell>
          <table:table-cell table:style-name="Table16.A2" office:value-type="string">
            <text:p text:style-name="P68">VN</text:p>
          </table:table-cell>
          <table:table-cell table:style-name="Table16.A2" office:value-type="string">
            <text:p text:style-name="P68">passif</text:p>
          </table:table-cell>
          <table:table-cell table:style-name="Table16.F2" office:value-type="string">
            <text:p text:style-name="P68">VN</text:p>
          </table:table-cell>
        </table:table-row>
        <table:table-row>
          <table:table-cell table:style-name="Table16.A2" office:value-type="string">
            <text:p text:style-name="P69">N°211</text:p>
            <text:p text:style-name="P69">n°213 construction</text:p>
            <text:p text:style-name="P69">n°215 inst. Tech.</text:p>
            <text:p text:style-name="P69">N°218 immob</text:p>
            <text:p text:style-name="P69">n°31 <text:s text:c="2"/>stock MP</text:p>
            <text:p text:style-name="P69">n°35 <text:s text:c="2"/>stock PF</text:p>
            <text:p text:style-name="P69"/>
            <text:p text:style-name="P69">n°411 <text:s/>clients</text:p>
            <text:p text:style-name="P69">n°413 <text:s/>clients EAR</text:p>
            <text:p text:style-name="P69">n°416 <text:s/>clients douteux</text:p>
            <text:p text:style-name="P70">n°486 CCA</text:p>
            <text:p text:style-name="P69">n°512 bq</text:p>
          </table:table-cell>
          <table:table-cell table:style-name="Table16.A2" office:value-type="string">
            <text:p text:style-name="P69">3000</text:p>
            <text:p text:style-name="P69">16 000</text:p>
            <text:p text:style-name="P69">16 000</text:p>
            <text:p text:style-name="P69">2400</text:p>
            <text:p text:style-name="P69">2600</text:p>
            <text:p text:style-name="P69">4000</text:p>
            <text:p text:style-name="P69"/>
            <text:p text:style-name="P69">22 000</text:p>
            <text:p text:style-name="P69">1200</text:p>
            <text:p text:style-name="P69">75</text:p>
            <text:p text:style-name="P70">183</text:p>
            <text:p text:style-name="P69">382</text:p>
          </table:table-cell>
          <table:table-cell table:style-name="Table16.A2" office:value-type="string">
            <text:p text:style-name="P47">N°2911 <text:s text:c="4"/>0</text:p>
            <text:p text:style-name="P47">n°2813 <text:s/><text:span text:style-name="T8">3100</text:span></text:p>
            <text:p text:style-name="P47">n°2815 <text:s/><text:span text:style-name="T7">7316</text:span></text:p>
            <text:p text:style-name="P47">n°2818 <text:s/><text:span text:style-name="T7">930</text:span></text:p>
            <text:p text:style-name="P47">n°391 <text:s text:c="3"/>0</text:p>
            <text:p text:style-name="P47">n°395 <text:s text:c="3"/>0</text:p>
            <text:p text:style-name="P47"/>
            <text:p text:style-name="P47">n°4911 <text:s/>50</text:p>
          </table:table-cell>
          <table:table-cell table:style-name="Table16.A2" office:value-type="string">
            <text:p text:style-name="P69">3000</text:p>
          </table:table-cell>
          <table:table-cell table:style-name="Table16.A2" office:value-type="string">
            <text:p text:style-name="P69">N°101 cap soc</text:p>
            <text:p text:style-name="P69">n°106</text:p>
            <text:p text:style-name="P69">n°151</text:p>
            <text:p text:style-name="P69">n°164</text:p>
            <text:p text:style-name="P47">n°120 profit</text:p>
            <text:p text:style-name="P69">n°401 fourn MP</text:p>
            <text:p text:style-name="P69">n°404 fourn immob</text:p>
            <text:p text:style-name="P47">n°4191 client a&amp;a</text:p>
            <text:p text:style-name="P47">n°487 PCA <text:s/>(dette)</text:p>
          </table:table-cell>
          <table:table-cell table:style-name="Table16.F2" office:value-type="string">
            <text:p text:style-name="P69">12000</text:p>
            <text:p text:style-name="P69">5500</text:p>
            <text:p text:style-name="P69">1200</text:p>
            <text:p text:style-name="P69">4560</text:p>
            <text:p text:style-name="P70">21266</text:p>
            <text:p text:style-name="P69">6890</text:p>
            <text:p text:style-name="P69">5000</text:p>
            <text:p text:style-name="P69">12</text:p>
            <text:p text:style-name="P69">16</text:p>
          </table:table-cell>
        </table:table-row>
        <table:table-row>
          <table:table-cell table:style-name="Table16.A2" office:value-type="string">
            <text:p text:style-name="P69">Total actif</text:p>
          </table:table-cell>
          <table:table-cell table:style-name="Table16.A2" office:value-type="string">
            <text:p text:style-name="P69">somme</text:p>
          </table:table-cell>
          <table:table-cell table:style-name="Table16.A2" office:value-type="string">
            <text:p text:style-name="P69">somme</text:p>
          </table:table-cell>
          <table:table-cell table:style-name="Table16.A2" office:value-type="string">
            <text:p text:style-name="P69">somme</text:p>
          </table:table-cell>
          <table:table-cell table:style-name="Table16.A2" office:value-type="string">
            <text:p text:style-name="P69">Total passif</text:p>
          </table:table-cell>
          <table:table-cell table:style-name="Table16.F2" office:value-type="string">
            <text:p text:style-name="P69">somme</text:p>
          </table:table-cell>
        </table:table-row>
      </table:table>
      <text:p text:style-name="P27">Corrigé p56</text:p>
      <text:p text:style-name="P27"/>
      <text:p text:style-name="P27">Effet de commerce = payer pour une entreprise (permet de sauver sa trésorie ou juste recevoir la somme)</text:p>
      <text:p text:style-name="P27"/>
      <text:p text:style-name="P27">clients douteux <text:s/>= garder dans le bilan et puis après faire passer en CR si il fait faillite</text:p>
      <text:p text:style-name="P27"/>
      <text:p text:style-name="P27">TP1 &amp; Tp2 pour l’éval</text:p>
      <text:p text:style-name="P27"/>
      <text:p text:style-name="P27"/>
      <text:p text:style-name="P27"/>
      <text:p text:style-name="P27"/>
      <text:p text:style-name="P27"/>
      <text:p text:style-name="P28">TDC → on voit les modificateurs de resultat Exercice à Autofinancement </text:p>
      <text:p text:style-name="P28">TPC1→ on voit de EBE à Resultat Exceptionnel</text:p>
      <text:p text:style-name="P28"/>
      <text:p text:style-name="P28">8) Resultat de l’exercice (ou benefice ici)</text:p>
      <text:p text:style-name="P28"/>
      <text:p text:style-name="P28"/>
      <text:p text:style-name="P28">C’est 1 point de contrôle ligne HN → doit trouver 200 000</text:p>
      <text:p text:style-name="P28"/>
      <text:p text:style-name="P28">On reprend la formule de base (possible sur toutes les lignes sont un point de contrôle)</text:p>
      <text:p text:style-name="P28"/>
      <text:p text:style-name="P28">R.Exercice = RCAI <text:tab/><text:tab/><text:tab/><text:tab/><text:tab/>2 <text:s/>784 <text:s/>430</text:p>
      <text:p text:style-name="P28"><text:tab/><text:tab/>+Resultat Exceptionnel HI<text:tab/><text:tab/>-780</text:p>
      <text:p text:style-name="P28"><text:tab/><text:tab/>-participation des salariées HJ<text:tab/>-0</text:p>
      <text:p text:style-name="P28"><text:tab/><text:tab/>-Impots sur les bénéfices <text:s/>HK<text:tab/>-77 650</text:p>
      <text:p text:style-name="P28"><text:tab/><text:tab/><text:tab/><text:tab/><text:tab/><text:tab/><text:tab/>200 <text:s text:c="2"/>000</text:p>
      <text:p text:style-name="P28"/>
      <text:p text:style-name="P28">norme : 1)R.exercice &gt; 0 oui</text:p>
      <text:p text:style-name="P28">2) Rex/CA <text:s/>x 100 &gt; 5 % <text:s text:c="9"/>200000/3 653 620</text:p>
      <text:p text:style-name="P28"/>
      <text:p text:style-name="P28"/>
      <text:p text:style-name="P28"/>
      <text:p text:style-name="P28"/>
      <text:p text:style-name="P28"><text:soft-page-break/>Commentaire : l’entreprise réalise 1 bénéfice, donc état de santé économique correct mais on se rapproche de la limite sur la 2eme norme d’acceptation. Le danger est que certains actionnaires quittent une société devenant moins rentables pour eux ; risque d’instabilité de la gouvernance de l’entreprise</text:p>
      <text:p text:style-name="P28"/>
      <text:p text:style-name="P28"/>
      <text:p text:style-name="P28">9)la + ou – value sur cession d’actifs</text:p>
      <text:p text:style-name="P28"/>
      <text:p text:style-name="P28">Cet indication va nous aider à comprendre l’indicateur 7</text:p>
      <text:p text:style-name="P28">± value= produits cession des actifs <text:s/><text:tab/><text:tab/><text:tab/>30 <text:s/>000</text:p>
      <text:p text:style-name="P28"><text:tab/>- valeur de comptable des actifs cédés <text:tab/>20 <text:s/>000</text:p>
      <text:p text:style-name="P28"><text:tab/><text:tab/><text:tab/><text:tab/><text:tab/><text:tab/><text:tab/>10 <text:s/>000</text:p>
      <text:p text:style-name="P28">norme : 1) recherche d’une plus value oui</text:p>
      <text:p text:style-name="P28"><text:tab/></text:p>
      <text:p text:style-name="P28">Commentaire : le dirigeant a vendu + d’actifs pour sans doute compenser des charges exceptionnels élevées et inattendues</text:p>
      <text:p text:style-name="P28"/>
      <text:p text:style-name="P28">10) La capacité d’auto financment (pas de point contrôle)</text:p>
      <text:p text:style-name="P28"/>
      <text:p text:style-name="P28">La caf donne le reflet de toutes les ressources financiers rééllement disponibles si on réintègre les Amortissements (argent gardé à titre de precaution d’usine ) et les Provisions (sur des risques potentiels)</text:p>
      <text:p text:style-name="P28"/>
      <text:p text:style-name="P28"/>
      <text:p text:style-name="P28">CAF =<text:tab/><text:tab/>Resultat Exercice<text:tab/><text:tab/><text:tab/>200 000</text:p>
      <text:p text:style-name="P28"><text:tab/><text:tab/>+ DAP d’exploitation<text:tab/><text:tab/><text:tab/>+136 330 + 28 460 + 47560</text:p>
      <text:p text:style-name="P28"><text:tab/><text:tab/>+DAP financières <text:tab/><text:tab/><text:tab/>+7 500</text:p>
      <text:p text:style-name="P28"><text:tab/><text:tab/>+ DAP exceptionnels<text:tab/><text:tab/><text:tab/>+8 250</text:p>
      <text:p text:style-name="P28"><text:tab/><text:tab/>+VNC des actifs<text:tab/><text:tab/><text:tab/>+20 000</text:p>
      <text:p text:style-name="P28"><text:tab/><text:tab/>- reprises sur DAP d’exploitation<text:tab/>-4640</text:p>
      <text:p text:style-name="P28"><text:tab/><text:tab/>- reprises sur DAP financières<text:tab/>-0</text:p>
      <text:p text:style-name="P28"><text:tab/><text:tab/>- reprises sur DAP exceptionnels<text:tab/>-0</text:p>
      <text:p text:style-name="P28"><text:tab/><text:tab/>- produits des cessions des actifs<text:tab/>-30 000</text:p>
      <text:p text:style-name="P28"/>
      <text:p text:style-name="P28"><text:tab/><text:tab/><text:tab/><text:tab/><text:tab/><text:tab/><text:tab/>413460</text:p>
      <text:p text:style-name="P28">norme : 1) CAF &gt; 0 bon</text:p>
      <text:p text:style-name="P28"/>
      <text:p text:style-name="P28">sens : cela represente le réalité de l’argent généré et à disposition de l’entreprise. Il reste à voir ce qui peut être fait de cet argent </text:p>
      <text:p text:style-name="P28"/>
      <text:p text:style-name="P28">11) Autofinancement (pas de point de contrôle)</text:p>
      <text:p text:style-name="P28"/>
      <text:p text:style-name="P28">On va observer ce qui va rester à l’entreprise pour s’autofinancer</text:p>
      <text:p text:style-name="P28">Av =<text:tab/><text:tab/>CAF<text:tab/><text:tab/><text:tab/>413 <text:s/>460</text:p>
      <text:p text:style-name="P28"><text:tab/><text:tab/>-divides versés<text:tab/>40 000</text:p>
      <text:p text:style-name="P28"><text:tab/><text:tab/><text:tab/><text:tab/><text:tab/>373 <text:s/>460</text:p>
      <text:p text:style-name="P28"/>
      <text:p text:style-name="P28">sous : l’entreprise disposera de 373 <text:s/>460€ pour financer son prochain exercice comptable. Independance vis à vis du banquier.</text:p>
      <text:p text:style-name="P28"/>
      <text:p text:style-name="P28"/>
      <text:p text:style-name="P28"/>
      <text:p text:style-name="P28"><text:soft-page-break/></text:p>
      <text:p text:style-name="P28">TD-TP n°2 : le diagnostic du rique </text:p>
      <text:p text:style-name="P28"/>
      <text:p text:style-name="P28">1) l’interet du bilan cerfa</text:p>
      <text:p text:style-name="P28">On va partir du bilan cerfa pour le retraiter.</text:p>
      <text:p text:style-name="P28">→Pour l’analysedu risque d’insolvabilite : on va faire 1 bilan fonctionnel (</text:p>
      <text:p text:style-name="P28">-à l’actif tous les postes en brut </text:p>
      <text:p text:style-name="P28">-au passif reintégrer les atouts )</text:p>
      <text:p text:style-name="P28">→ Pour l’analyse du risque de faillite : on va faire un bilan patrimonial (</text:p>
      <text:p text:style-name="P28">-à l’actif tous les postes en net </text:p>
      <text:p text:style-name="P28">-à l’actif passif : suppression des postes non liés à l’exploitation </text:p>
      <text:p text:style-name="P28">-au passif : distribution des dividendes de l’exercice)</text:p>
      <text:p text:style-name="P28"/>
      <text:p text:style-name="P28"/>
      <text:p text:style-name="P28">TP n°1 : le diagnostic du risque </text:p>
      <text:p text:style-name="P28">p22 : le bilan fonctionnel à été réalisé pour les années. Nous regarderons l’année 2008. </text:p>
      <text:p text:style-name="P28"/>
      <text:p text:style-name="P28"/>
      <text:p text:style-name="P28"/>
      <text:p text:style-name="P29">rentabilité </text:p>
      <text:p text:style-name="P29"/>
      <text:p text:style-name="P29">on reprend sur EBE = 515 <text:s/>660</text:p>
      <text:p text:style-name="P29"/>
      <text:p text:style-name="P29">norme 1) EBE &gt; 0</text:p>
      <text:p text:style-name="P29">2) EBE /CA x 100 = 14,1 %</text:p>
      <text:p text:style-name="P29"/>
      <text:p text:style-name="P29">sens : notre entreprise a l’activité de production convenable sur la partie GRH, mais il y a quelques faiblesse</text:p>
      <text:p text:style-name="P29">Pbs identifiées : les charges de personnel et les impots</text:p>
      <text:p text:style-name="P29">solution : <text:tab/>1) diminuer les salaires temporairement</text:p>
      <text:p text:style-name="P29"><text:tab/><text:tab/>2) licenciées</text:p>
      <text:p text:style-name="P29"><text:tab/><text:tab/>3) recruter des alternant / stagiaire</text:p>
      <text:p text:style-name="P29"><text:tab/><text:tab/>4) délocaliser à l’étranger , la prod cout min </text:p>
      <text:p text:style-name="P29"><text:tab/><text:tab/>5) revenus à l’acticité partielle</text:p>
      <text:p text:style-name="P29"><text:tab/><text:tab/>6)étaler les impots</text:p>
      <text:p text:style-name="P29"><text:tab/><text:tab/>7)s délocaliser dans un paradis fiscal</text:p>
      <text:p text:style-name="P29"/>
      <text:p text:style-name="P30">5) resultat d’exploitation : test sur la production coté matériel</text:p>
      <text:p text:style-name="P30">Cet indicateur est le 1<text:span text:style-name="T11">er</text:span> point de contrôle ligne 66 → 306 <text:s/>030</text:p>
      <text:p text:style-name="P30">R.exploit : <text:tab/><text:tab/>EBE <text:tab/><text:tab/><text:tab/><text:tab/><text:tab/>515 <text:s/>660</text:p>
      <text:p text:style-name="P30"><text:tab/><text:tab/><text:tab/>+reprises DAP exploitation<text:tab/><text:tab/>4640</text:p>
      <text:p text:style-name="P30"><text:tab/><text:tab/><text:tab/>+ autres produits exploitation<text:tab/><text:tab/>2870</text:p>
      <text:p text:style-name="P30"><text:tab/><text:tab/><text:tab/>-DAP exploitation<text:tab/><text:tab/><text:tab/>136 <text:s/>330 + 28 <text:s/>460 + 47 <text:s/>560</text:p>
      <text:p text:style-name="P30"><text:tab/><text:tab/><text:tab/>-Autres charges exploitation<text:tab/><text:tab/>4790</text:p>
      <text:p text:style-name="P30"><text:tab/><text:tab/><text:tab/><text:tab/><text:tab/><text:tab/><text:tab/><text:tab/>306 <text:s/>030</text:p>
      <text:p text:style-name="P30"/>
      <text:p text:style-name="P30">norme 1) E.exploi &gt; 0</text:p>
      <text:p text:style-name="P30">2) R.exploi/CA <text:s/>x 100 = 8,37 %</text:p>
      <text:p text:style-name="P30"/>
      <text:p text:style-name="P30"/>
      <text:p text:style-name="P30"/>
      <text:p text:style-name="P30"/>
      <text:p text:style-name="P30"><text:soft-page-break/>sens : l’entreprise a une activité industrielle mais avec quelque problèmes sur le matériel </text:p>
      <text:p text:style-name="P30">Pb identifiées : 1) trop At → vieillissement du matériel</text:p>
      <text:p text:style-name="P30">Solutions : <text:tab/>1) investir dans de nombreuse machines → productivité et de compétitivité</text:p>
      <text:p text:style-name="P30"><text:tab/><text:tab/>2) revendre les anciennes sur | marche occasion | recyclage</text:p>
      <text:p text:style-name="P30"/>
      <text:p text:style-name="P30">rentabilité </text:p>
      <text:p text:style-name="P30"/>
      <text:p text:style-name="P30">6) RCAI → test de l’activité financière developpée</text:p>
      <text:p text:style-name="P30"/>
      <text:p text:style-name="P30">Cet indicateur est le 2eme point de contrôle ligne 6n<text:tab/>278 430</text:p>
      <text:p text:style-name="P30"/>
      <text:p text:style-name="P30">RCAI = R.exploi<text:tab/><text:tab/><text:tab/><text:tab/><text:tab/><text:tab/>306 <text:s/>030</text:p>
      <text:p text:style-name="P30"><text:tab/>+total ligne produits financiers<text:tab/><text:tab/><text:tab/>70 <text:s/>900<text:tab/><text:tab/><text:tab/></text:p>
      <text:p text:style-name="P30"><text:tab/>-total ligne charges financières <text:tab/><text:tab/><text:tab/>98 <text:s/>500</text:p>
      <text:p text:style-name="P30"><text:tab/><text:tab/><text:tab/><text:tab/><text:tab/><text:tab/><text:tab/><text:tab/>278 <text:s/>430</text:p>
      <text:p text:style-name="P30"/>
      <text:p text:style-name="P30">norme <text:s/>1) RCAI &gt;0</text:p>
      <text:p text:style-name="P30">2) RCAI / CA x 100 = 7,62 % &gt; 20 %</text:p>
      <text:p text:style-name="P30"/>
      <text:p text:style-name="P30">sens : l’entreprise a bien developpé 1 activité d’optimisation de tresorerie </text:p>
      <text:p text:style-name="P30">Attention , il n’y a des oroblèmes qiu apparaissent </text:p>
      <text:p text:style-name="P30">Pb identifié : interet emprunt → endettement </text:p>
      <text:p text:style-name="P30">Solution 1) stopper l’endettement </text:p>
      <text:p text:style-name="P30">2) etaler les remboursements des prêts</text:p>
      <text:p text:style-name="P30">3)regrouper avec votre bq / organisme réassurance</text:p>
      <text:p text:style-name="P30">4) choix de meilleures placements</text:p>
      <text:p text:style-name="P30"/>
      <text:p text:style-name="P30"/>
      <text:p text:style-name="P30">7) resultat Exceptionnel → test sur activité exceptionnel</text:p>
      <text:p text:style-name="P30"/>
      <text:p text:style-name="P30">Cet indicateur est 1 point de contrôle : ligne HI -780</text:p>
      <text:p text:style-name="P30"/>
      <text:p text:style-name="P30">R.except = total ligne produits except <text:tab/>30 <text:s/>000</text:p>
      <text:p text:style-name="P30"><text:tab/> <text:s text:c="4"/>-total ligne charges except <text:tab/>30 <text:s/>780</text:p>
      <text:p text:style-name="P30"><text:tab/><text:tab/><text:tab/><text:tab/><text:tab/><text:tab/>-780</text:p>
      <text:p text:style-name="P30"/>
      <text:p text:style-name="P30">norme R.except &gt; 0 </text:p>
      <text:p text:style-name="P30">sens : l’entreprise a bien developpé 1 activité exceptionnel. D’un coté, elle l’a force : revente machine</text:p>
      <text:p text:style-name="P30">De l’autre coté : elle subit : dommage et intérêt , redressement fiscal ursaf</text:p>
      <text:p text:style-name="P30">Solutions : 1) bonne revente effectué </text:p>
      <text:p text:style-name="P30">2) meilleures relations humaine et commerciales </text:p>
      <text:p text:style-name="P30">3) bonne terme compta</text:p>
      <text:p text:style-name="P30"/>
      <text:p text:style-name="P30"/>
      <text:p text:style-name="P30"/>
      <text:p text:style-name="P31"/>
      <text:p text:style-name="P31"/>
      <text:p text:style-name="P31"/>
      <text:p text:style-name="P31"/>
      <text:p text:style-name="P31"/>
      <text:p text:style-name="P31"/>
      <text:p text:style-name="P31"><text:soft-page-break/>Risque d’insolvabilité → vir les pbs de tresorerie</text:p>
      <text:p text:style-name="P31"/>
      <text:p text:style-name="P31">on part du bilan personnel p22</text:p>
      <text:p text:style-name="P31"/>
      <text:p text:style-name="P31">Actif <text:tab/><text:tab/><text:tab/><text:tab/><text:tab/>Passif</text:p>
      <text:p text:style-name="P31">emplois stables 18 157 710<text:tab/><text:tab/>ressources stables <text:tab/>2 687 100</text:p>
      <text:p text:style-name="P31">actifs circulants 14 10 330<text:tab/><text:tab/>passifs circulants<text:tab/>536 020</text:p>
      <text:p text:style-name="P31">treso active<text:tab/> <text:s/>12 000<text:tab/><text:tab/>treso passive <text:tab/><text:tab/>5000</text:p>
      <text:p text:style-name="P31"><text:tab/><text:tab/>3 283 120<text:tab/><text:tab/><text:tab/><text:tab/><text:tab/>3 238 120</text:p>
      <text:p text:style-name="P31"/>
      <text:p text:style-name="P31"/>
      <text:p text:style-name="P31">3 indicateurs à calculer</text:p>
      <text:p text:style-name="P31"/>
      <text:p text:style-name="P31">1) fonds de roulement NET<text:span text:style-name="T13">(FRN)</text:span> → argent bien utilisé en haut bilan</text:p>
      <text:p text:style-name="P31">FRN = ressources stables – emplois stables = 2 687 710 – 18 157 710 = 881 390</text:p>
      <text:p text:style-name="P31">norme FRN &gt; 0</text:p>
      <text:p text:style-name="P31">sens : l’entreprise a eu assez d’argent collecté ou generé pour réaliser ses investissements, et en plus elle dispose encore d’1 matelas de sécurité</text:p>
      <text:p text:style-name="P31">de 881 390€ → cet argent va sans doute servir à boucher les trous sur le 2eme indicateur</text:p>
      <text:p text:style-name="P31"/>
      <text:p text:style-name="P32">2)le besoin en fonds <text:span text:style-name="T12">de</text:span> roulements NET<text:span text:style-name="T13">(BFRN)</text:span> → argent generé par l’exploitation ? </text:p>
      <text:p text:style-name="P32">BFRN = actifs circulants – passifs circulants = 1 410 330 – 536 020 = 874 310</text:p>
      <text:p text:style-name="P32">norme BFRN &lt; 0 → pb</text:p>
      <text:p text:style-name="P32">sens :</text:p>
      <text:p text:style-name="P32">l’entreprise a un besoin en financements de 874 310€ </text:p>
      <text:p text:style-name="P32">Le pb :</text:p>
      <text:p text:style-name="P32">les clients qui ne paient pas, trop de stocks, placements bloqués Grace au fond de roulements<text:span text:style-name="T12">(FRN)</text:span>, que le pb de treso va pouvoir être resolu à court terme</text:p>
      <text:p text:style-name="P32"/>
      <text:p text:style-name="P33">3) Tresorerie Nette : argent restant ?</text:p>
      <text:p text:style-name="P33"/>
      <text:p text:style-name="P33">TN = tresorerie active – tresorerie passive </text:p>
      <text:p text:style-name="P33">point de contrôle : TN = FRN – BFRN = 881 390 -874 310 = 7080</text:p>
      <text:p text:style-name="P33">norme : TN &gt; 0 oui mais faible !</text:p>
      <text:p text:style-name="P33">Sens : l’entreprise dispose d’1 petite tresorerie. Elle est amputée par le BFRN. L’entreprise doit sa survie grace au FDR</text:p>
      <text:p text:style-name="P33"/>
      <text:p text:style-name="P33">conseil : 1) diminuer les délais clients </text:p>
      <text:p text:style-name="P33">2) repousser + loin les débits fournisseurs / etat</text:p>
      <text:p text:style-name="P33">3) diminuer les stocks</text:p>
      <text:p text:style-name="P33">4)éviter les placements bloqués</text:p>
      <text:p text:style-name="P33">5)investissment responsables </text:p>
      <text:p text:style-name="P33">6) obtenir des subventions</text:p>
      <text:p text:style-name="P33"/>
      <text:p text:style-name="P34">4) effet ciseaux → le danger ed developpement du BFRN</text:p>
      <text:p text:style-name="P34">EC = taux croissance du BFRN – taux croissance du FRN = 8,88 % - 8,45 % = 0,43 %</text:p>
      <text:p text:style-name="P34">norme : EC &lt; 0 donc ici pb : debut effet ciseaux </text:p>
      <text:p text:style-name="P34">sens : cet effet de ciseaux montre des pbs au niveau de l’exploitation gestion clients / fournisseur gestion stock</text:p>
      <text:p text:style-name="P34"/>
      <text:p text:style-name="P34"/>
      <text:p text:style-name="P34"/>
      <text:p text:style-name="P34"><text:soft-page-break/></text:p>
      <text:p text:style-name="P34">Risque de défaillance </text:p>
      <text:p text:style-name="P34">→ bilan patrimonial p25</text:p>
      <text:p text:style-name="P34">→ <text:span text:style-name="T14">des batte qui peuvent être calculés</text:span></text:p>
      <text:p text:style-name="P35">1)equilibre financier rapport force actionnaires / banquiers</text:p>
      <text:p text:style-name="P35">2)gestion cycle d’exploitation : là on comprendre le pb du BFRN</text:p>
      <text:p text:style-name="P35">3)rentabilité : intérêt des partenaires financiers à rester</text:p>
      <text:p text:style-name="P35">4)rique d’exploitation : maîtrise des couts <text:s/>CV et CF</text:p>
      <text:p text:style-name="P35"/>
      <text:p text:style-name="P35">-----------------------------------------------<text:span text:style-name="T15">Coûts complets-----------------------------------------------------</text:span></text:p>
      <text:p text:style-name="P35"/>
      <text:p text:style-name="P36">TD n°1</text:p>
      <text:p text:style-name="P36"/>
      <text:p text:style-name="P36">obj:</text:p>
      <text:p text:style-name="P36">1) c’est de donner le coût de revient ou prix minimum de vente d’1 produit fabriqué ou d’une prestation </text:p>
      <text:p text:style-name="P36">2)c’est de definir le produit ou prestation qui produits/prestations ; éliminer les produits et prestations vendues à perte ; réclamer la R&amp;D</text:p>
      <text:p text:style-name="P36"/>
      <text:p text:style-name="P36">doc pour travailler : on prends les charges n°6 du cpt de resultat sur 1 an </text:p>
      <text:p text:style-name="P36"/>
      <text:p text:style-name="P36">plusieurs indicateurs ou tableaux à éffectuer </text:p>
      <text:p text:style-name="P36">→ cout d’achat des MP</text:p>
      <text:p text:style-name="P36">→ cout de stockage des MP</text:p>
      <text:p text:style-name="P36">→ cout de production fabrication des PF</text:p>
      <text:p text:style-name="P36">→ cout de stockage des PF</text:p>
      <text:p text:style-name="P36">→ cout de revient final des PF</text:p>
      <text:p text:style-name="P36">→ resultat analytique par PF ← identifier les + rentables</text:p>
      <text:p text:style-name="P36"/>
      <text:p text:style-name="P36"/>
      <text:p text:style-name="P17">→concernant les coûts complets appliqués à la fabrication d’1 produit</text:p>
      <text:p text:style-name="P36">-concerne 1 produits « matériel » fabriqué </text:p>
      <text:p text:style-name="P36">-comprendre le fonctionnement de l’entreprise par service </text:p>
      <text:p text:style-name="P36">- bien cerner la chaine d’approvisionnement fabrication / vente</text:p>
      <text:p text:style-name="P36">-distinguer les charges directes &amp; individuels</text:p>
      <text:p text:style-name="P36"/>
      <text:p text:style-name="P36"><text:span text:style-name="T10">→ concernant l’application des couts complets pour la réalisation d’1 prestation</text:span> </text:p>
      <text:p text:style-name="P36">-bien comprendre le fonctionnement de l’entreprise pour identifier le nb de personne participant au projet </text:p>
      <text:p text:style-name="P36">-regarder la nature &amp; taille du projet à réaliser (les tâches à développer)</text:p>
      <text:p text:style-name="P36">-estilmer precisement le temps passé au projet (Agile, Gant &amp; Pert)</text:p>
      <text:p text:style-name="P36">-estimer le coût des matériels info (ordi/serveur) et le coût des prestations externes dont vous avez besoin (hebergeur, consultant, orange)</text:p>
      <text:p text:style-name="P36">ici on ne degage que les coûts de revient final</text:p>
      <text:p text:style-name="P36"/>
      <text:p text:style-name="P36">CR = total des coûts directs + total des coûts indirects</text:p>
      <text:p text:style-name="P36"/>
      <text:p text:style-name="P37"><text:s/></text:p>
      <text:p text:style-name="P35"/>
      <text:p text:style-name="P35"/>
      <text:p text:style-name="P35"/>
      <text:p text:style-name="P35"/>
      <text:p text:style-name="P36"><text:soft-page-break/>TP N°2 p 17 : coût complet à la réalisation de site web</text:p>
      <text:p text:style-name="P36"/>
      <text:p text:style-name="P36">1) calcul des charges directes</text:p>
      <text:p text:style-name="P36">achat logiciel Wordpress 270€</text:p>
      <text:p text:style-name="P36"><text:tab/><text:tab/><text:tab/> <text:s text:c="5"/>72€</text:p>
      <text:p text:style-name="P36"/>
      <text:p text:style-name="P36">Sous traitance 1 photo 850€</text:p>
      <text:p text:style-name="P36"><text:tab/><text:tab/>1 informaticien 750€</text:p>
      <text:p text:style-name="P36"/>
      <text:p text:style-name="P36">abonnement VAD BNP 4000€</text:p>
      <text:p text:style-name="P36">cout nom de domaine afric 120€</text:p>
      <text:p text:style-name="P36">hebergeur OVH<text:tab/><text:tab/>72€</text:p>
      <text:p text:style-name="P36">forfait installation site 1000€</text:p>
      <text:p text:style-name="P36">frais deplacement client 150€</text:p>
      <text:p text:style-name="P36">cout ref Google 5000€</text:p>
      <text:p text:style-name="P36">cout ref the fork 1500€</text:p>
      <text:p text:style-name="P36">formation client 264€</text:p>
      <text:p text:style-name="P36">maintenance 660€</text:p>
      <text:p text:style-name="P36">cout Main d’oeuvre 15000€</text:p>
      <text:p text:style-name="P36"/>
      <text:p text:style-name="P36">total charges directes = 29708€</text:p>
      <text:p text:style-name="P36"/>
      <text:p text:style-name="P36">2)calcul des charges indirectes </text:p>
      <text:p text:style-name="P36"/>
      <text:p text:style-name="P36">loyer du local 4800€</text:p>
      <text:p text:style-name="P36">achat 1 ordi 240€</text:p>
      <text:p text:style-name="P36">electricité 800€</text:p>
      <text:p text:style-name="P36">saur 300€</text:p>
      <text:p text:style-name="P36">internet orange 228€</text:p>
      <text:p text:style-name="P36">Taxe habitation 750€</text:p>
      <text:p text:style-name="P36">rembousement emprunts 400€</text:p>
      <text:p text:style-name="P36"/>
      <text:p text:style-name="P36">total charges indirectes = 7518 </text:p>
      <text:p text:style-name="P36"/>
      <text:p text:style-name="P36">29708 + 7518 = 37 226</text:p>
      <text:p text:style-name="P36"/>
      <text:p text:style-name="P36">ceci veut dire que la societe creasite web doit vendre le site à minima 37 226€</text:p>
      <text:p text:style-name="P36">prix mini très élevé</text:p>
      <text:p text:style-name="P36"/>
      <text:p text:style-name="P36">→ prix vente à fixer au client </text:p>
      <text:p text:style-name="P36">37 226 * 1,20 = 44 671 ,20</text:p>
      <text:p text:style-name="P36"/>
      <text:p text:style-name="P36">acceptation du client :</text:p>
      <text:p text:style-name="P36">risque refus cleint </text:p>
      <text:p text:style-name="P36"/>
      <text:p text:style-name="P36">prix marché entre 3000 et 5000€ maxi revoir ses couts intermédiaires</text:p>
      <text:p text:style-name="P36"/>
      <text:p text:style-name="P36"/>
      <text:p text:style-name="P36"/>
      <text:p text:style-name="P36"/>
      <text:p text:style-name="P36"/>
      <text:p text:style-name="P36"/>
      <text:p text:style-name="P36"><text:soft-page-break/></text:p>
      <text:p text:style-name="P72">évolution des charges indirectes annuelles</text:p>
      <text:p text:style-name="P72"/>
      <table:table table:name="Table17" table:style-name="Table17">
        <table:table-column table:style-name="Table17.A" table:number-columns-repeated="7"/>
        <table:table-row>
          <table:table-cell table:style-name="Table17.A1" office:value-type="string">
            <text:p text:style-name="Table_20_Contents"/>
          </table:table-cell>
          <table:table-cell table:style-name="Table17.A1" office:value-type="string">
            <text:p text:style-name="P74">entretien</text:p>
          </table:table-cell>
          <table:table-cell table:style-name="Table17.A1" office:value-type="string">
            <text:p text:style-name="P74">R&amp;D</text:p>
          </table:table-cell>
          <table:table-cell table:style-name="Table17.A1" office:value-type="string">
            <text:p text:style-name="P74">approv</text:p>
          </table:table-cell>
          <table:table-cell table:style-name="Table17.A1" office:value-type="string">
            <text:p text:style-name="P74">montage</text:p>
          </table:table-cell>
          <table:table-cell table:style-name="Table17.A1" office:value-type="string">
            <text:p text:style-name="P74">qualité</text:p>
          </table:table-cell>
          <table:table-cell table:style-name="Table17.G1" office:value-type="string">
            <text:p text:style-name="P74">logistique</text:p>
          </table:table-cell>
        </table:table-row>
        <table:table-row>
          <table:table-cell table:style-name="Table17.A2" office:value-type="string">
            <text:p text:style-name="P74">Repartition Primaire</text:p>
            <text:p text:style-name="P74">(rp)</text:p>
          </table:table-cell>
          <table:table-cell table:style-name="Table17.A2" office:value-type="string">
            <text:p text:style-name="P74">59800</text:p>
          </table:table-cell>
          <table:table-cell table:style-name="Table17.A2" office:value-type="string">
            <text:p text:style-name="P74">400 000</text:p>
          </table:table-cell>
          <table:table-cell table:style-name="Table17.A2" office:value-type="string">
            <text:p text:style-name="P74">30 000</text:p>
          </table:table-cell>
          <table:table-cell table:style-name="Table17.A2" office:value-type="string">
            <text:p text:style-name="P74">50 000</text:p>
          </table:table-cell>
          <table:table-cell table:style-name="Table17.A2" office:value-type="string">
            <text:p text:style-name="P74">80 000</text:p>
          </table:table-cell>
          <table:table-cell table:style-name="Table17.G2" office:value-type="string">
            <text:p text:style-name="P74">40 000</text:p>
          </table:table-cell>
        </table:table-row>
        <table:table-row>
          <table:table-cell table:style-name="Table17.A2" office:value-type="string">
            <text:p text:style-name="P74">Clé repartition</text:p>
          </table:table-cell>
          <table:table-cell table:style-name="Table17.A2" office:value-type="string">
            <text:p text:style-name="P74">59 800</text:p>
          </table:table-cell>
          <table:table-cell table:style-name="Table17.A2" office:value-type="string">
            <text:p text:style-name="P74">400 000</text:p>
          </table:table-cell>
          <table:table-cell table:style-name="Table17.A2" office:value-type="string">
            <text:p text:style-name="P74">+15 %*59 <text:s text:c="2"/>800 = 8970</text:p>
            <text:p text:style-name="P74">+10 %*400 000 = </text:p>
          </table:table-cell>
          <table:table-cell table:style-name="Table17.A2" office:value-type="string">
            <text:p text:style-name="P74">+50 % *59 <text:s text:c="2"/>800 </text:p>
            <text:p text:style-name="P74">+15 %*400 000 = </text:p>
          </table:table-cell>
          <table:table-cell table:style-name="Table17.A2" office:value-type="string">
            <text:p text:style-name="P75">+<text:span text:style-name="T16">25 %*59 <text:s text:c="2"/>800 </text:span></text:p>
            <text:p text:style-name="P74">+50 %*400 000 =</text:p>
          </table:table-cell>
          <table:table-cell table:style-name="Table17.G2" office:value-type="string">
            <text:p text:style-name="P75">+<text:span text:style-name="T16">10 %*59 <text:s text:c="2"/>800 </text:span></text:p>
            <text:p text:style-name="P74">+25 %*400 000 =</text:p>
          </table:table-cell>
        </table:table-row>
        <table:table-row>
          <table:table-cell table:style-name="Table17.A2" office:value-type="string">
            <text:p text:style-name="P74">Repartition secondaire</text:p>
            <text:p text:style-name="P74">(rs)</text:p>
            <text:p text:style-name="P74">somme rp + 2 clé rep</text:p>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P74">78 970</text:p>
          </table:table-cell>
          <table:table-cell table:style-name="Table17.A2" office:value-type="string">
            <text:p text:style-name="P74">139 900</text:p>
          </table:table-cell>
          <table:table-cell table:style-name="Table17.A2" office:value-type="string">
            <text:p text:style-name="P74">294 950</text:p>
          </table:table-cell>
          <table:table-cell table:style-name="Table17.G2" office:value-type="string">
            <text:p text:style-name="P74">145 980</text:p>
          </table:table-cell>
        </table:table-row>
        <table:table-row>
          <table:table-cell table:style-name="Table17.A2" office:value-type="string">
            <text:p text:style-name="P74">Nature vo</text:p>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P74">Pour 10000€</text:p>
            <text:p text:style-name="P74">de MP acheté</text:p>
          </table:table-cell>
          <table:table-cell table:style-name="Table17.A2" office:value-type="string">
            <text:p text:style-name="P74">Pour le nb d’ordis fabriqué</text:p>
          </table:table-cell>
          <table:table-cell table:style-name="Table17.A2" office:value-type="string">
            <text:p text:style-name="P74">Pour le nb d’ordis fabriqué</text:p>
          </table:table-cell>
          <table:table-cell table:style-name="Table17.G2" office:value-type="string">
            <text:p text:style-name="P74">Pour le nb d’ordis vendus</text:p>
          </table:table-cell>
        </table:table-row>
        <table:table-row>
          <table:table-cell table:style-name="Table17.A2" office:value-type="string">
            <text:p text:style-name="P74">Nb vo</text:p>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P74">7325,80</text:p>
          </table:table-cell>
          <table:table-cell table:style-name="Table17.A2" office:value-type="string">
            <text:p text:style-name="P74">50 000</text:p>
          </table:table-cell>
          <table:table-cell table:style-name="Table17.A2" office:value-type="string">
            <text:p text:style-name="P74">50 000</text:p>
          </table:table-cell>
          <table:table-cell table:style-name="Table17.G2" office:value-type="string">
            <text:p text:style-name="P74">50 100</text:p>
          </table:table-cell>
        </table:table-row>
        <table:table-row>
          <table:table-cell table:style-name="Table17.A2" office:value-type="string">
            <text:p text:style-name="P74">Cout vo</text:p>
            <text:p text:style-name="P74">rs/nb vo</text:p>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P74">78 970/</text:p>
            <text:p text:style-name="P74">50 100 =</text:p>
            <text:p text:style-name="P74">10,77</text:p>
          </table:table-cell>
          <table:table-cell table:style-name="Table17.A2" office:value-type="string">
            <text:p text:style-name="P74">139 900/</text:p>
            <text:p text:style-name="P74">50 000 =</text:p>
            <text:p text:style-name="P74">2,79</text:p>
          </table:table-cell>
          <table:table-cell table:style-name="Table17.A2" office:value-type="string">
            <text:p text:style-name="P74">294 950/</text:p>
            <text:p text:style-name="P74">50 000 =</text:p>
            <text:p text:style-name="P74">5,89</text:p>
          </table:table-cell>
          <table:table-cell table:style-name="Table17.G2" office:value-type="string">
            <text:p text:style-name="P74">145 980/</text:p>
            <text:p text:style-name="P74">50 100 =</text:p>
            <text:p text:style-name="P74">2,91</text:p>
          </table:table-cell>
        </table:table-row>
      </table:table>
      <text:p text:style-name="P72"/>
      <text:p text:style-name="P36"/>
      <table:table table:name="Table18" table:style-name="Table18">
        <table:table-column table:style-name="Table18.A" table:number-columns-repeated="4"/>
        <table:table-row>
          <table:table-cell table:style-name="Table18.A1" table:number-columns-spanned="4" office:value-type="string">
            <text:p text:style-name="P74">Cout achat MP → ex MPI microprocesseur</text:p>
          </table:table-cell>
          <table:covered-table-cell/>
          <table:covered-table-cell/>
          <table:covered-table-cell/>
        </table:table-row>
        <table:table-row>
          <table:table-cell table:style-name="Table18.A2" office:value-type="string">
            <text:p text:style-name="Table_20_Contents"/>
          </table:table-cell>
          <table:table-cell table:style-name="Table18.A2" office:value-type="string">
            <text:p text:style-name="P74">quantité</text:p>
          </table:table-cell>
          <table:table-cell table:style-name="Table18.A2" office:value-type="string">
            <text:p text:style-name="P74">PU</text:p>
          </table:table-cell>
          <table:table-cell table:style-name="Table18.D2" office:value-type="string">
            <text:p text:style-name="P74">T</text:p>
          </table:table-cell>
        </table:table-row>
        <table:table-row>
          <table:table-cell table:style-name="Table18.A2" office:value-type="string">
            <text:p text:style-name="P76">Charges directes </text:p>
            <text:p text:style-name="P74">prix achat HT</text:p>
            <text:p text:style-name="P74">frais douane import</text:p>
            <text:p text:style-name="P74">main d’oeuvre</text:p>
            <text:p text:style-name="P76">Charges indirectes</text:p>
            <text:p text:style-name="P74">cout fonctionnement service approv</text:p>
          </table:table-cell>
          <table:table-cell table:style-name="Table18.A2" office:value-type="string">
            <text:p text:style-name="Table_20_Contents"/>
            <text:p text:style-name="P74">50 000</text:p>
            <text:p text:style-name="P74"/>
            <text:p text:style-name="P74"/>
            <text:p text:style-name="P74"/>
            <text:p text:style-name="P74"><text:span text:style-name="T6">*</text:span>1250</text:p>
          </table:table-cell>
          <table:table-cell table:style-name="Table18.A2" office:value-type="string">
            <text:p text:style-name="Table_20_Contents"/>
            <text:p text:style-name="P74">*250</text:p>
            <text:p text:style-name="P74"/>
            <text:p text:style-name="P74"/>
            <text:p text:style-name="P74"/>
            <text:p text:style-name="P74">*10,77</text:p>
          </table:table-cell>
          <table:table-cell table:style-name="Table18.D2" office:value-type="string">
            <text:p text:style-name="Table_20_Contents"/>
            <text:p text:style-name="P74">12 500 000</text:p>
            <text:p text:style-name="P74">400</text:p>
            <text:p text:style-name="P74">rien</text:p>
            <text:p text:style-name="P74"/>
            <text:p text:style-name="P74">13462,50</text:p>
          </table:table-cell>
        </table:table-row>
        <table:table-row>
          <table:table-cell table:style-name="Table18.A2" office:value-type="string">
            <text:p text:style-name="P74">Cout d’achat réel</text:p>
          </table:table-cell>
          <table:table-cell table:style-name="Table18.A2" office:value-type="string">
            <text:p text:style-name="P74">50 000</text:p>
          </table:table-cell>
          <table:table-cell table:style-name="Table18.A2" office:value-type="string">
            <text:p text:style-name="P74">250,27</text:p>
          </table:table-cell>
          <table:table-cell table:style-name="Table18.D2" office:value-type="string">
            <text:p text:style-name="P74">12 513 862,50</text:p>
          </table:table-cell>
        </table:table-row>
      </table:table>
      <text:p text:style-name="P36"/>
      <text:p text:style-name="P72">*12 500 000/10 000 car c’est exprimée pour 10 000€ de MP acheés</text:p>
      <text:p text:style-name="P72"/>
      <text:p text:style-name="P72"/>
      <text:p text:style-name="P72"/>
      <text:p text:style-name="P72"/>
      <text:p text:style-name="P72"/>
      <text:p text:style-name="P72"/>
      <text:p text:style-name="P72"/>
      <text:p text:style-name="P72"/>
      <text:p text:style-name="P72"/>
      <text:p text:style-name="P72"/>
      <table:table table:name="Table19" table:style-name="Table19">
        <table:table-column table:style-name="Table19.A" table:number-columns-repeated="4"/>
        <text:soft-page-break/>
        <table:table-row>
          <table:table-cell table:style-name="Table19.A1" office:value-type="string">
            <text:p text:style-name="Table_20_Contents"/>
          </table:table-cell>
          <table:table-cell table:style-name="Table19.A1" office:value-type="string">
            <text:p text:style-name="P74">quantité</text:p>
          </table:table-cell>
          <table:table-cell table:style-name="Table19.A1" office:value-type="string">
            <text:p text:style-name="P74">PU</text:p>
          </table:table-cell>
          <table:table-cell table:style-name="Table19.D1" office:value-type="string">
            <text:p text:style-name="P74">T</text:p>
          </table:table-cell>
        </table:table-row>
        <table:table-row>
          <table:table-cell table:style-name="Table19.A2" office:value-type="string">
            <text:p text:style-name="P74">Stock initial restant</text:p>
            <text:p text:style-name="P74">+ entrée au cout d’achat réel des nvx MPI</text:p>
          </table:table-cell>
          <table:table-cell table:style-name="Table19.A2" office:value-type="string">
            <text:p text:style-name="P77">50</text:p>
            <text:p text:style-name="P77"/>
            <text:p text:style-name="P77">50 000</text:p>
          </table:table-cell>
          <table:table-cell table:style-name="Table19.A2" office:value-type="string">
            <text:p text:style-name="P77">*250</text:p>
            <text:p text:style-name="P77"/>
            <text:p text:style-name="P77">250 </text:p>
          </table:table-cell>
          <table:table-cell table:style-name="Table19.D2" office:value-type="string">
            <text:p text:style-name="P77">12 500</text:p>
            <text:p text:style-name="P77"/>
            <text:p text:style-name="P77">12 513 862,50</text:p>
          </table:table-cell>
        </table:table-row>
        <table:table-row>
          <table:table-cell table:style-name="Table19.A2" office:value-type="string">
            <text:p text:style-name="P77">Total disponible en stock</text:p>
            <text:p text:style-name="P77">- sorties de MPI pour la production</text:p>
          </table:table-cell>
          <table:table-cell table:style-name="Table19.A2" office:value-type="string">
            <text:p text:style-name="P77">50 050(B)</text:p>
            <text:p text:style-name="P77"/>
            <text:p text:style-name="P77">50 000</text:p>
          </table:table-cell>
          <table:table-cell table:style-name="Table19.A2" office:value-type="string">
            <text:p text:style-name="P77">250,28 (A/B)</text:p>
            <text:p text:style-name="P77"/>
            <text:p text:style-name="P77">250,28</text:p>
          </table:table-cell>
          <table:table-cell table:style-name="Table19.D2" office:value-type="string">
            <text:p text:style-name="P77">12 526 362,50(A)</text:p>
            <text:p text:style-name="P77"/>
            <text:p text:style-name="P77">12 513 500</text:p>
          </table:table-cell>
        </table:table-row>
        <table:table-row>
          <table:table-cell table:style-name="Table19.A2" office:value-type="string">
            <text:p text:style-name="P77">Stock final restant de MPI</text:p>
          </table:table-cell>
          <table:table-cell table:style-name="Table19.A2" office:value-type="string">
            <text:p text:style-name="P77">50</text:p>
          </table:table-cell>
          <table:table-cell table:style-name="Table19.A2" office:value-type="string">
            <text:p text:style-name="P77">250,28</text:p>
          </table:table-cell>
          <table:table-cell table:style-name="Table19.D2" office:value-type="string">
            <text:p text:style-name="P77">12 513 ,50</text:p>
          </table:table-cell>
        </table:table-row>
      </table:table>
      <text:p text:style-name="P72"/>
      <text:p text:style-name="P72"/>
      <text:p text:style-name="P73">Cout prod ou fabrication de l’ordi</text:p>
      <text:p text:style-name="P73"/>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Table_20_Contents"/>
          </table:table-cell>
          <table:table-cell table:style-name="Table20.A1" table:number-columns-spanned="2" office:value-type="string">
            <text:p text:style-name="P78">quantité</text:p>
          </table:table-cell>
          <table:covered-table-cell/>
          <table:table-cell table:style-name="Table20.A1" table:number-columns-spanned="2" office:value-type="string">
            <text:p text:style-name="P78">PU</text:p>
          </table:table-cell>
          <table:covered-table-cell/>
          <table:table-cell table:style-name="Table20.F1" table:number-columns-spanned="2" office:value-type="string">
            <text:p text:style-name="P78">T</text:p>
          </table:table-cell>
          <table:covered-table-cell/>
        </table:table-row>
        <table:table-row>
          <table:table-cell table:style-name="Table20.A2" office:value-type="string">
            <text:p text:style-name="P78">Charges directe</text:p>
            <text:p text:style-name="P78">cout destockage MPI</text:p>
            <text:p text:style-name="P78">MOD Montage</text:p>
            <text:p text:style-name="P78">MOD Qualité</text:p>
            <text:p text:style-name="P78">frais répartition</text:p>
            <text:p text:style-name="P78"/>
            <text:p text:style-name="P78">charges indirectes </text:p>
            <text:p text:style-name="P78">cout fonction service montage</text:p>
            <text:p text:style-name="P78">cout fonction <text:s/>service qualité</text:p>
          </table:table-cell>
          <table:table-cell table:style-name="Table20.A2" table:number-columns-spanned="2" office:value-type="string">
            <text:p text:style-name="P78">50 000</text:p>
          </table:table-cell>
          <table:covered-table-cell/>
          <table:table-cell table:style-name="Table20.A2" table:number-columns-spanned="2" office:value-type="string">
            <text:p text:style-name="P78">250,28</text:p>
          </table:table-cell>
          <table:covered-table-cell/>
          <table:table-cell table:style-name="Table20.F2" table:number-columns-spanned="2" office:value-type="string">
            <text:p text:style-name="P78">12 513 500</text:p>
            <text:p text:style-name="P78"/>
            <text:p text:style-name="P78"/>
            <text:p text:style-name="P78"/>
            <text:p text:style-name="P78">12 000</text:p>
          </table:table-cell>
          <table:covered-table-cell/>
        </table:table-row>
        <table:table-row>
          <table:table-cell table:style-name="Table20.A2" table:number-columns-spanned="2" office:value-type="string">
            <text:p text:style-name="P78">Cout prod pour l’ordi</text:p>
          </table:table-cell>
          <table:covered-table-cell/>
          <table:table-cell table:style-name="Table20.A2" table:number-columns-spanned="2" office:value-type="string">
            <text:p text:style-name="P78">50 000</text:p>
          </table:table-cell>
          <table:covered-table-cell/>
          <table:table-cell table:style-name="Table20.A2" table:number-columns-spanned="2" office:value-type="string">
            <text:p text:style-name="P78">1489,63</text:p>
          </table:table-cell>
          <table:covered-table-cell/>
          <table:table-cell table:style-name="Table20.F2" office:value-type="string">
            <text:p text:style-name="Table_20_Contents"/>
          </table:table-cell>
        </table:table-row>
      </table:table>
      <text:p text:style-name="P73"/>
      <text:p text:style-name="P73"/>
      <text:p text:style-name="P73">Cout de revient ordi 1495,70</text:p>
      <text:p text:style-name="P73"/>
      <text:p text:style-name="P73">commentaire le dirigeant doit vendre à minima son ordi à 1495€, sinon il vend à perte </text:p>
      <text:p text:style-name="P73">c’est un certain prix : la societe doit prendre sa marge dessu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6T14:36:56.027000000</meta:creation-date>
    <dc:date>2024-05-22T14:21:39.685000000</dc:date>
    <meta:editing-duration>PT15H14M44S</meta:editing-duration>
    <meta:editing-cycles>28</meta:editing-cycles>
    <meta:generator>sFree_Office_for_Docs_and_PDF/7.4.2.3$Windows_X86_64 LibreOffice_project/382eef1f22670f7f4118c8c2dd222ec7ad009daf</meta:generator>
    <meta:document-statistic meta:table-count="20" meta:image-count="0" meta:object-count="0" meta:page-count="18" meta:paragraph-count="803" meta:word-count="3770" meta:character-count="23192" meta:non-whitespace-character-count="18616"/>
  </office:meta>
</office:document-meta>
</file>